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1.0833in"/>
    </style:style>
    <style:style style:name="tp20.B" style:family="table-column">
      <style:table-column-properties style:column-width="5.216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5in" fo:margin-top="0in" fo:margin-bottom="0in" table:align="center" style:may-break-between-rows="false" style:writing-mode="page"/>
    </style:style>
    <style:style style:name="t16.A" style:family="table-column">
      <style:table-column-properties style:column-width="2.6132in"/>
    </style:style>
    <style:style style:name="t16.B" style:family="table-column">
      <style:table-column-properties style:column-width="2.5118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text-position="sub 58%" style:font-name="Arial" fo:font-size="9pt" fo:language="en" fo:country="US" fo:font-style="italic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1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background-color="transparen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51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5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5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2" style:font-size-complex="11pt"/>
    </style:style>
    <style:style style:name="P55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5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57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1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text-position="0% 100%" style:font-name="Arial" fo:font-size="9pt" fo:language="en" fo:country="US" style:text-underline-style="none" fo:font-weight="normal" style:font-size-asian="9pt" style:font-weight-asian="normal" style:font-name-complex="Symbol" style:font-size-complex="9pt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3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65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P68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Text_20_body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1" style:family="paragraph" style:parent-style-name="Heading_20_2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Times New Roman" style:font-size-complex="9pt" style:font-weight-complex="normal"/>
    </style:style>
    <style:style style:name="P72" style:family="paragraph" style:parent-style-name="Heading_20_2">
      <style:paragraph-properties fo:margin-left="0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7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Symbol" style:font-name-complex="Symbo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0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1" style:family="text">
      <style:text-properties fo:language="en" fo:country="US" style:font-name-complex="Symbol1"/>
    </style:style>
    <style:style style:name="T12" style:family="text">
      <style:text-properties fo:language="en" fo:country="US" fo:font-style="italic" style:font-style-asian="italic" style:font-name-complex="Symbol" style:font-style-complex="italic"/>
    </style:style>
    <style:style style:name="T13" style:family="text">
      <style:text-properties fo:language="en" fo:country="US" style:font-name-asian="Arial" style:font-name-complex="Arial"/>
    </style:style>
    <style:style style:name="T14" style:family="text">
      <style:text-properties fo:color="#ffffff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per 58%" fo:language="en" fo:country="US"/>
    </style:style>
    <style:style style:name="T17" style:family="text">
      <style:text-properties style:text-position="super 58%" fo:language="en" fo:country="US" fo:font-style="normal" style:font-style-asian="normal" style:font-style-complex="normal"/>
    </style:style>
    <style:style style:name="T18" style:family="text">
      <style:text-properties style:text-position="super 58%" fo:language="en" fo:country="US" style:font-name-complex="Arial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30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31" style:family="text">
      <style:text-properties style:text-position="0% 100%" fo:language="en" fo:country="US" style:font-name-complex="Symbol"/>
    </style:style>
    <style:style style:name="T32" style:family="text">
      <style:text-properties style:text-position="0% 100%" fo:language="en" fo:country="US" style:font-name-complex="Arial"/>
    </style:style>
    <style:style style:name="T33" style:family="text">
      <style:text-properties style:text-position="0% 100%" fo:language="en" fo:country="US" style:font-name-complex="Times New Roman"/>
    </style:style>
    <style:style style:name="T34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35" style:family="text"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T36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37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1" style:family="text">
      <style:text-properties style:use-window-font-color="true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" style:family="text">
      <style:text-properties style:use-window-font-color="true" style:text-position="super 58%"/>
    </style:style>
    <style:style style:name="T46" style:family="text">
      <style:text-properties style:use-window-font-color="true" style:text-position="super 58%" fo:language="en" fo:country="US" style:font-name-complex="Times New Roman"/>
    </style:style>
    <style:style style:name="T4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8" style:family="text">
      <style:text-properties style:use-window-font-color="true" style:text-position="0% 100%"/>
    </style:style>
    <style:style style:name="T49" style:family="text">
      <style:text-properties style:use-window-font-color="true" style:text-position="0% 100%" fo:language="en" fo:country="US"/>
    </style:style>
    <style:style style:name="T50" style:family="text">
      <style:text-properties style:use-window-font-color="true" style:text-position="0% 100%" fo:language="en" fo:country="US" style:font-name-asian="Symbol" style:font-name-complex="Symbol"/>
    </style:style>
    <style:style style:name="T51" style:family="text">
      <style:text-properties style:use-window-font-color="true" style:text-position="0% 100%" fo:language="en" fo:country="US" style:font-name-complex="Times New Roman"/>
    </style:style>
    <style:style style:name="T52" style:family="text">
      <style:text-properties style:use-window-font-color="true" style:text-position="0% 100%" fo:language="en" fo:country="US" style:font-name-complex="Symbol"/>
    </style:style>
    <style:style style:name="T53" style:family="text">
      <style:text-properties style:use-window-font-color="true" fo:language="en" fo:country="US"/>
    </style:style>
    <style:style style:name="T54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fo:language="en" fo:country="US" style:font-name-complex="Symbol"/>
    </style:style>
    <style:style style:name="T56" style:family="text">
      <style:text-properties style:font-name-complex="Symbol"/>
    </style:style>
    <style:style style:name="T57" style:family="text">
      <style:text-properties style:font-name-complex="Arial"/>
    </style:style>
    <style:style style:name="T58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5">Date of calibration:</text:p>
          </table:table-cell>
          <table:table-cell table:style-name="Таблица3.A1" office:value-type="string">
            <text:p text:style-name="P46">$date</text:p>
          </table:table-cell>
        </table:table-row>
        <table:table-row>
          <table:table-cell table:style-name="Таблица3.A1" office:value-type="string">
            <text:p text:style-name="P45">Type:</text:p>
          </table:table-cell>
          <table:table-cell table:style-name="Таблица3.A1" office:value-type="string">
            <text:p text:style-name="P25">Radiation Monitor AT1117M</text:p>
          </table:table-cell>
        </table:table-row>
        <table:table-row>
          <table:table-cell table:style-name="Таблица3.A1" office:value-type="string">
            <text:p text:style-name="P13"><text:span text:style-name="T5">S</text:span>/<text:span text:style-name="T5">N</text:span>:</text:p>
          </table:table-cell>
          <table:table-cell table:style-name="Таблица3.A1" office:value-type="string">
            <text:p text:style-name="P11">$serial</text:p>
          </table:table-cell>
        </table:table-row>
      </table:table>
      <text:p text:style-name="P21"/>
      <table:table table:name="tml0" table:style-name="tml0">
        <table:table-column table:style-name="tml0.A"/>
        <table:table-row>
          <table:table-cell table:style-name="tml0.A1" office:value-type="string">
            <text:p text:style-name="P3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2"><text:span text:style-name="T5">PU detector</text:span>: 1.0 <text:span text:style-name="T7">µ</text:span><text:span text:style-name="T5">Sv/h</text:span> – 10.0 mSv/h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2"><text:span text:style-name="T5">PU detector</text:span>: 1.0 <text:span text:style-name="T7">µ</text:span><text:span text:style-name="T5">Sv/h</text:span> – <text:span text:style-name="T5">100.0</text:span> mSv/h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4">PU-2 detector: 1.0 µSv/h – 100.0 mSv/h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4">PU-2 detector: 1.0 µSv/h – 10.0 mSv/h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62"><text:span text:style-name="T5">PU-4 detector</text:span>: <text:span text:style-name="T5">0</text:span>.<text:span text:style-name="T5">3</text:span> µSv/h – <text:span text:style-name="T5">0</text:span>.<text:span text:style-name="T5">1</text:span> Sv/h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64">PU-5 detector: 1.0 µSv/h – 100.0 mSv/h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62"><text:span text:style-name="T5">BDKG-01</text:span>: <text:span text:style-name="T5">0</text:span>.<text:span text:style-name="T5">1</text:span> µSv/h – 10.0 Sv/h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62"><text:span text:style-name="T5">BDKG</text:span><text:span text:style-name="T22">-03</text:span>: <text:span text:style-name="T5">30</text:span>.0 <text:span text:style-name="T22">nSv/h</text:span> – 300 <text:span text:style-name="T7">µ</text:span>Sv/h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2"><text:span text:style-name="T5">BDKG</text:span><text:span text:style-name="T22">-0</text:span><text:span text:style-name="T5">4</text:span>: 50.0 nSv/h – 10.0 Sv/h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2"><text:span text:style-name="T5">BDKG</text:span><text:span text:style-name="T22">-0</text:span><text:span text:style-name="T5">5</text:span>: <text:span text:style-name="T5">30</text:span>.0 <text:span text:style-name="T22">nSv/h</text:span> – 300 <text:span text:style-name="T7">µ</text:span>Sv/h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62"><text:span text:style-name="T5">BDKG</text:span><text:span text:style-name="T22">-</text:span><text:span text:style-name="T5">11</text:span>: <text:span text:style-name="T5">30</text:span>.0 <text:span text:style-name="T22">nSv/h</text:span> – 100 <text:span text:style-name="T7">µ</text:span>Sv/h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2"><text:span text:style-name="T5">BDKG-17</text:span>: 1.0 mSv/h – 100 Sv/h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2"><text:span text:style-name="T5">BDKG</text:span><text:span text:style-name="T22">-</text:span><text:span text:style-name="T5">24</text:span>: 30 nSv/h – 1.0 Sv/h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2"><text:span text:style-name="T5">BDKG</text:span><text:span text:style-name="T22">-</text:span><text:span text:style-name="T5">32</text:span>: <text:span text:style-name="T5">3</text:span>0.0 nSv/h – 0.5 Sv/h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5"><text:span text:style-name="T5">BDKR-01: 0.05 </text:span><text:span text:style-name="T7">µ</text:span><text:span text:style-name="T5">Sv/h – 100 </text:span><text:span text:style-name="T7">µ</text:span><text:span text:style-name="T5">Sv/h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2"><text:span text:style-name="T5">BDPS-02: </text:span><text:span text:style-name="T6">γ</text:span><text:span text:style-name="T5"> 0.10 </text:span><text:span text:style-name="T7">µ</text:span><text:span text:style-name="T5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1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65"><text:span text:style-name="T5">BDPA</text:span>-01: <text:span text:style-name="T7">α</text:span> 0.1 – 10<text:span text:style-name="T15">5</text:span> <text:span text:style-name="T5">min</text:span><text:span text:style-name="T15">-1</text:span><text:span text:style-name="T7">⋅ c</text:span><text:span text:style-name="T5">m</text:span><text:span text:style-name="T15">-2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68"><text:span text:style-name="T53">BDPA</text:span><text:span text:style-name="T38">-02: </text:span><text:span text:style-name="T55">α</text:span><text:span text:style-name="T38"> 0.05 <text:s/>– 5</text:span><text:span text:style-name="T55">⋅</text:span><text:span text:style-name="T38">10</text:span><text:span text:style-name="T45">4</text:span> <text:span text:style-name="T53">min</text:span><text:span text:style-name="T45">-1</text:span><text:span text:style-name="T55">⋅c</text:span><text:span text:style-name="T53">m </text:span><text:span text:style-name="T45">-2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66"><text:span text:style-name="T5">BDPA</text:span>-0<text:span text:style-name="T5">3</text:span>: <text:span text:style-name="T7">α</text:span> 0.05 <text:s/>– <text:span text:style-name="T5">2</text:span><text:span text:style-name="T7">⋅</text:span>10<text:span text:style-name="T15">4</text:span> <text:span text:style-name="T5">min</text:span><text:span text:style-name="T15">-1</text:span><text:span text:style-name="T7">⋅c</text:span><text:span text:style-name="T5">m </text:span><text:span text:style-name="T15">-2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62"><text:span text:style-name="T53">BDPS</text:span>-02: <text:span text:style-name="T11">α</text:span> 2.4 – 10<text:span text:style-name="T15">6</text:span> <text:span text:style-name="T53">min</text:span><text:span text:style-name="T15">-1</text:span><text:span text:style-name="T11">⋅</text:span><text:span text:style-name="T55">c</text:span><text:span text:style-name="T53">m</text:span><text:span text:style-name="T15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1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65"><text:span text:style-name="T5">BDPB</text:span>-01: <text:span text:style-name="T7">β</text:span> 1 –5<text:span text:style-name="T7">⋅</text:span>10<text:span text:style-name="T15">5</text:span> <text:span text:style-name="T5">min</text:span><text:span text:style-name="T15">-1</text:span><text:span text:style-name="T7">⋅c</text:span><text:span text:style-name="T5">m</text:span><text:span text:style-name="T15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69"><text:span text:style-name="T53">BDPB</text:span><text:span text:style-name="T38">-02: </text:span><text:span text:style-name="T55">β </text:span><text:span text:style-name="T48">0.5 <text:s/>– 1.5</text:span><text:span text:style-name="T52">⋅</text:span><text:span text:style-name="T48">10</text:span><text:span text:style-name="T45">5</text:span><text:span text:style-name="T23"> </text:span><text:span text:style-name="T49">min</text:span><text:span text:style-name="T45">-1</text:span><text:span text:style-name="T52">⋅c</text:span><text:span text:style-name="T49">m</text:span><text:span text:style-name="T45">-2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65"><text:span text:style-name="T5">BDPB</text:span>-0<text:span text:style-name="T5">3</text:span>: <text:span text:style-name="T7">β </text:span><text:span text:style-name="T23">0.5 <text:s/>– </text:span><text:span text:style-name="T24">0</text:span><text:span text:style-name="T23">.5</text:span><text:span text:style-name="T31">⋅</text:span><text:span text:style-name="T23">10</text:span><text:span text:style-name="T15">5</text:span><text:span text:style-name="T23"> </text:span><text:span text:style-name="T24">min</text:span><text:span text:style-name="T15">-1</text:span><text:span text:style-name="T31">⋅c</text:span><text:span text:style-name="T24">m</text:span><text:span text:style-name="T15">-2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62"><text:span text:style-name="T53">BDPS</text:span>-0<text:span text:style-name="T5">2</text:span>: <text:span text:style-name="T11">β</text:span> 6.0 – 10<text:span text:style-name="T15">6</text:span> <text:span text:style-name="T53">min</text:span><text:span text:style-name="T15">-1</text:span><text:span text:style-name="T11">⋅</text:span><text:span text:style-name="T55">c</text:span><text:span text:style-name="T53">m</text:span><text:span text:style-name="T15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1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65"><text:span text:style-name="T5">BDKN</text:span><text:span text:style-name="T22">-01</text:span>: 0.1 – 10<text:span text:style-name="T15">4</text:span> <text:span text:style-name="T5">s</text:span><text:span text:style-name="T15">-1</text:span>⋅<text:span text:style-name="T7">c</text:span><text:span text:style-name="T5">m</text:span><text:span text:style-name="T15">-2 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65"><text:span text:style-name="T5">BDKN</text:span><text:span text:style-name="T22">-0</text:span><text:span text:style-name="T5">5</text:span>: 0.1 – <text:span text:style-name="T5">2</text:span><text:span text:style-name="T31">⋅</text:span>10<text:span text:style-name="T16">3</text:span> <text:span text:style-name="T5">s</text:span><text:span text:style-name="T15">-1</text:span>⋅<text:span text:style-name="T7">c</text:span><text:span text:style-name="T5">m</text:span><text:span text:style-name="T15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1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65"><text:span text:style-name="T5">BDKN</text:span>-03: 0.1 <text:span text:style-name="T7">µ</text:span><text:span text:style-name="T5">Sv/h</text:span> – 10.0 <text:span text:style-name="T5">mSv/h</text:span>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65"><text:span text:style-name="T5">BDKN</text:span>-0<text:span text:style-name="T5">6</text:span>: 0.1 <text:span text:style-name="T7">µ</text:span><text:span text:style-name="T5">Sv/h</text:span> – <text:span text:style-name="T5">3</text:span>0.0 <text:span text:style-name="T5">mSv/h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65"><text:span text:style-name="T5">BDKG</text:span><text:span text:style-name="T22">-</text:span><text:span text:style-name="T5">30</text:span>: <text:span text:style-name="T22">30</text:span> <text:span text:style-name="T5">n</text:span>Gy/h – <text:span text:style-name="T5">1</text:span> Gy/h;</text:p>
          </table:table-cell>
        </table:table-row>
      </table:table>
      <text:p text:style-name="P63"><text:span text:style-name="T14">03: ± 20 %</text:span><text:span text:style-name="T14">БД</text:span></text:p>
      <text:p text:style-name="P39"><text:span text:style-name="T8">Measurement error</text:span><text:span text:style-name="T57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62"><text:span text:style-name="T5">PU</text:span>: ± 20 %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62"><text:span text:style-name="T5">PU</text:span>: ± 20 %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62"><text:span text:style-name="T5">PU-2</text:span>: ± 20 %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62"><text:span text:style-name="T5">PU-2</text:span>: ± 20 %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62"><text:span text:style-name="T5">PU-4</text:span>: ± 20 %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62"><text:span text:style-name="T5">PU-5</text:span>: ± 20 %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62"><text:span text:style-name="T5">BDKG-01</text:span>: ± <text:span text:style-name="T5">20</text:span> %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62"><text:span text:style-name="T5">BDKG</text:span><text:span text:style-name="T22">-03</text:span>: ± 20 %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62"><text:span text:style-name="T5">BDKG</text:span><text:span text:style-name="T22">-0</text:span><text:span text:style-name="T5">4</text:span>: ± <text:span text:style-name="T5">20</text:span> %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62"><text:span text:style-name="T5">BDKG</text:span><text:span text:style-name="T22">-0</text:span><text:span text:style-name="T5">5</text:span>: ± <text:span text:style-name="T5">20</text:span> %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62"><text:span text:style-name="T5">BDKG</text:span><text:span text:style-name="T22">-</text:span><text:span text:style-name="T5">11</text:span>: ± <text:span text:style-name="T5">20 </text:span>%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62"><text:span text:style-name="T5">BDKG-17</text:span>: ± 20 %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62"><text:span text:style-name="T5">BDKG</text:span><text:span text:style-name="T22">-</text:span><text:span text:style-name="T5">24</text:span>: ± <text:span text:style-name="T5">20</text:span> %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65"><text:span text:style-name="T5">BDKG</text:span><text:span text:style-name="T22">-</text:span><text:span text:style-name="T5">30</text:span>: ± <text:span text:style-name="T5">20</text:span> %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62"><text:span text:style-name="T5">BDKG</text:span><text:span text:style-name="T22">-</text:span><text:span text:style-name="T5">32</text:span>: ± <text:span text:style-name="T5">20</text:span> %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65"><text:span text:style-name="T5">BDKN</text:span><text:span text:style-name="T22">-01</text:span>: ± 20 %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65"><text:span text:style-name="T5">BDKN</text:span>-03: ± 20 %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65"><text:span text:style-name="T5">BDKN</text:span>-0<text:span text:style-name="T5">5</text:span>: ± 20 %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65"><text:span text:style-name="T5">BDKN</text:span>-0<text:span text:style-name="T5">6</text:span>: ± 20 %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65"><text:span text:style-name="T5">BDPA</text:span>-01: ± 20 %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66"><text:span text:style-name="T5">BDPA</text:span>-02: ± 20 %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67"><text:span text:style-name="T5">BDPA</text:span>-0<text:span text:style-name="T5">3</text:span>: ± 20 %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65"><text:span text:style-name="T5">BDPB</text:span>-01: ± 20 %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65"><text:span text:style-name="T5">BDPB</text:span>-02: ± 20 %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65"><text:span text:style-name="T5">BDPB</text:span>-0<text:span text:style-name="T5">3</text:span>: ± 20 %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65"><text:span text:style-name="T5">BDKR</text:span><text:span text:style-name="T22">-01</text:span>: ± <text:span text:style-name="T5">20</text:span> %</text:p>
          </table:table-cell>
        </table:table-row>
      </table:table>
      <table:table table:name="tp20" table:style-name="tp20">
        <table:table-column table:style-name="tp20.A"/>
        <table:table-column table:style-name="tp20.B"/>
        <table:table-row>
          <table:table-cell table:style-name="tp20.A1" office:value-type="string">
            <text:h text:style-name="P71" text:outline-level="2">BDPS-02: </text:h>
            <text:p text:style-name="P61"><text:s text:c="17"/></text:p>
          </table:table-cell>
          <table:table-cell table:style-name="tp20.A1" office:value-type="string">
            <text:h text:style-name="P72" text:outline-level="2"><text:span text:style-name="T7">α</text:span><text:span text:style-name="T6">: </text:span><text:span text:style-name="T8">2,4 – 30 min</text:span><text:span text:style-name="T18">-1</text:span><text:span text:style-name="T7">⋅ </text:span><text:span text:style-name="T8">sm</text:span><text:span text:style-name="T18">- 2 <text:s/></text:span><text:span text:style-name="T32">–</text:span><text:span text:style-name="T18"> <text:s/></text:span><text:span text:style-name="T33">± 30 %</text:span></text:h>
            <text:p text:style-name="P33"><text:span text:style-name="T31">α: </text:span><text:span text:style-name="T32">30 <text:s/>– <text:s text:c="2"/>10</text:span><text:span text:style-name="T18">6</text:span><text:span text:style-name="T32"> min</text:span><text:span text:style-name="T18">-1</text:span><text:span text:style-name="T31">⋅ </text:span><text:span text:style-name="T32">sm</text:span><text:span text:style-name="T18">- 2 <text:s/></text:span><text:span text:style-name="T32">–</text:span><text:span text:style-name="T18"> <text:s/></text:span><text:span text:style-name="T33">± 20 %</text:span></text:p>
            <text:list xml:id="list5170324637313769751" text:style-name="WW8Num2">
              <text:list-item>
                <text:p text:style-name="P74"><text:span text:style-name="T6">β:</text:span><text:span text:style-name="T13"> </text:span><text:span text:style-name="T8">6 – 10</text:span><text:span text:style-name="T18">6</text:span><text:span text:style-name="T8"> min</text:span><text:span text:style-name="T18">-1</text:span><text:span text:style-name="T7">⋅</text:span><text:span text:style-name="T8"> sm</text:span><text:span text:style-name="T18">- 2 <text:s text:c="2"/></text:span><text:span text:style-name="T32">–</text:span><text:span text:style-name="T18"> <text:s/></text:span><text:span text:style-name="T33">± 20 %</text:span></text:p>
              </text:list-item>
            </text:list>
            <text:h text:style-name="P73" text:outline-level="2"><text:span text:style-name="T50">γ: </text:span><text:span text:style-name="T51">0.10 </text:span><text:span text:style-name="T52">µ</text:span><text:span text:style-name="T51">Sv/h – 30 mSv/h</text:span><text:span text:style-name="T46"> <text:s/></text:span><text:span text:style-name="T51">–</text:span><text:span text:style-name="T46"> <text:s/></text:span><text:span text:style-name="T51">± 20 %</text:span></text:h>
          </table:table-cell>
        </table:table-row>
      </table:table>
      <text:p text:style-name="P70"/>
      <text:p text:style-name="P10">Operating conditions:</text:p>
      <text:p text:style-name="P42"><text:span text:style-name="T8">- Air temperature<text:tab/></text:span><text:span text:style-name="T57"><text:tab/><text:tab/><text:tab/><text:tab/>+</text:span><text:span text:style-name="T8">$temp</text:span><text:span text:style-name="T57"> °</text:span><text:span text:style-name="T8">C</text:span></text:p>
      <text:p text:style-name="P44">- Atmospheric pressure<text:tab/><text:tab/><text:tab/><text:tab/>$preasure kPa</text:p>
      <text:p text:style-name="P42"><text:span text:style-name="T8">- Relative humidity<text:tab/><text:tab/></text:span><text:span text:style-name="T8"><text:tab/><text:tab/>$vlag %</text:span></text:p>
      <text:p text:style-name="P43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7"><text:span text:style-name="T10">Calibration means</text:span><text:span text:style-name="T5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6">- $eng_facility_110<text:span text:style-name="T5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6">- <text:span text:style-name="T5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6">- <text:span text:style-name="T5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6">- $eng_facility_alpha<text:span text:style-name="T5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6"><text:span text:style-name="T22">- </text:span><text:span text:style-name="T9">$eng_facility_beta$;</text:span></text:p>
          </table:table-cell>
        </table:table-row>
      </table:table>
      <text:p text:style-name="P9"/>
      <text:p text:style-name="P24">Calibration data</text:p>
      <text:p text:style-name="P14"/>
      <text:p text:style-name="P12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4"><text:span text:style-name="T36">PU (</text:span><text:span text:style-name="T37">γ</text:span><text:span text:style-name="T36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" text:anchor-type="as-char" svg:y="-0.1339in" svg:width="0.5429in" style:rel-width="scale" svg:height="0.1854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6.B2" office:value-type="string">
            <text:p text:style-name="P56">Calibration data,</text:p>
            <text:p text:style-name="P4"><draw:frame draw:style-name="fr2" draw:name="Объект6" text:anchor-type="as-char" svg:y="-0.152in" svg:width="0.4874in" style:rel-width="scale" svg:height="0.2043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7"><text:span text:style-name="T5">20</text:span> <text:span text:style-name="T22">µSv/h</text:span></text:p>
          </table:table-cell>
          <table:table-cell table:style-name="t16.B3" office:value-type="string">
            <text:p text:style-name="P16">$16-00 <text:span text:style-name="T22">µSv/h</text:span></text:p>
          </table:table-cell>
        </table:table-row>
        <table:table-row table:style-name="t16.1">
          <table:table-cell table:style-name="t16.A3" office:value-type="string">
            <text:p text:style-name="P17">7<text:span text:style-name="T5">0</text:span> <text:span text:style-name="T22">µSv/h</text:span></text:p>
          </table:table-cell>
          <table:table-cell table:style-name="t16.B3" office:value-type="string">
            <text:p text:style-name="P16">$16-01 <text:span text:style-name="T22">µSv/h</text:span></text:p>
          </table:table-cell>
        </table:table-row>
        <table:table-row table:style-name="t16.1">
          <table:table-cell table:style-name="t16.A3" office:value-type="string">
            <text:p text:style-name="P17"><text:span text:style-name="T5">0,</text:span>7 <text:span text:style-name="T22">mSv/h</text:span></text:p>
          </table:table-cell>
          <table:table-cell table:style-name="t16.B3" office:value-type="string">
            <text:p text:style-name="P16">$16-02 <text:span text:style-name="T22">mSv/h</text:span></text:p>
          </table:table-cell>
        </table:table-row>
        <table:table-row table:style-name="t16.1">
          <table:table-cell table:style-name="t16.A6" office:value-type="string">
            <text:p text:style-name="P17">7 <text:span text:style-name="T22">mSv/h</text:span></text:p>
          </table:table-cell>
          <table:table-cell table:style-name="t16.B6" office:value-type="string">
            <text:p text:style-name="P16">$16-03 <text:span text:style-name="T22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4"><text:span text:style-name="T36">PU-2 (</text:span><text:span text:style-name="T37">γ</text:span><text:span text:style-name="T36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1" text:anchor-type="as-char" svg:y="-0.1339in" svg:width="0.5429in" style:rel-width="scale" svg:height="0.1854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7.B2" office:value-type="string">
            <text:p text:style-name="P56">Calibration data,</text:p>
            <text:p text:style-name="P4"><draw:frame draw:style-name="fr2" draw:name="Объект3" text:anchor-type="as-char" svg:y="-0.152in" svg:width="0.4874in" style:rel-width="scale" svg:height="0.2043in" style:rel-height="scale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7"><text:span text:style-name="T5">20</text:span> <text:span text:style-name="T22">µSv/h</text:span></text:p>
          </table:table-cell>
          <table:table-cell table:style-name="t17.B3" office:value-type="string">
            <text:p text:style-name="P16">$17-00 <text:span text:style-name="T22">µSv/h</text:span></text:p>
          </table:table-cell>
        </table:table-row>
        <table:table-row table:style-name="t17.1">
          <table:table-cell table:style-name="t17.A3" office:value-type="string">
            <text:p text:style-name="P17">7<text:span text:style-name="T5">0</text:span> <text:span text:style-name="T22">µSv/h</text:span></text:p>
          </table:table-cell>
          <table:table-cell table:style-name="t17.B3" office:value-type="string">
            <text:p text:style-name="P16">$17-01 <text:span text:style-name="T22">µSv/h</text:span></text:p>
          </table:table-cell>
        </table:table-row>
        <table:table-row table:style-name="t17.1">
          <table:table-cell table:style-name="t17.A3" office:value-type="string">
            <text:p text:style-name="P17"><text:span text:style-name="T5">0,</text:span>7 <text:span text:style-name="T22">mSv/h</text:span></text:p>
          </table:table-cell>
          <table:table-cell table:style-name="t17.B3" office:value-type="string">
            <text:p text:style-name="P16">$17-02 <text:span text:style-name="T22">mSv/h</text:span></text:p>
          </table:table-cell>
        </table:table-row>
        <table:table-row table:style-name="t17.1">
          <table:table-cell table:style-name="t17.A6" office:value-type="string">
            <text:p text:style-name="P17">7 <text:span text:style-name="T22">mSv/h</text:span></text:p>
          </table:table-cell>
          <table:table-cell table:style-name="t17.B6" office:value-type="string">
            <text:p text:style-name="P16">$17-03 <text:span text:style-name="T22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4"><text:span text:style-name="T36">PU (</text:span><text:span text:style-name="T37">γ</text:span><text:span text:style-name="T36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4" text:anchor-type="as-char" svg:y="-0.1339in" svg:width="0.5429in" style:rel-width="scale" svg:height="0.1854in" style:rel-height="scale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23.B2" office:value-type="string">
            <text:p text:style-name="P56">Calibration data,</text:p>
            <text:p text:style-name="P4"><draw:frame draw:style-name="fr2" draw:name="Объект5" text:anchor-type="as-char" svg:y="-0.152in" svg:width="0.4874in" style:rel-width="scale" svg:height="0.2043in" style:rel-height="scale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7"><text:span text:style-name="T5">7</text:span> <text:span text:style-name="T22">µSv/h</text:span></text:p>
          </table:table-cell>
          <table:table-cell table:style-name="t23.B3" office:value-type="string">
            <text:p text:style-name="P16">$23-00 <text:span text:style-name="T22">µSv/h</text:span></text:p>
          </table:table-cell>
        </table:table-row>
        <table:table-row table:style-name="t23.1">
          <table:table-cell table:style-name="t23.A3" office:value-type="string">
            <text:p text:style-name="P17">7<text:span text:style-name="T5">0</text:span> <text:span text:style-name="T22">µSv/h</text:span></text:p>
          </table:table-cell>
          <table:table-cell table:style-name="t23.B3" office:value-type="string">
            <text:p text:style-name="P16">$23-01 <text:span text:style-name="T22">µSv/h</text:span></text:p>
          </table:table-cell>
        </table:table-row>
        <table:table-row table:style-name="t23.1">
          <table:table-cell table:style-name="t23.A3" office:value-type="string">
            <text:p text:style-name="P17"><text:span text:style-name="T5">0,</text:span>7 <text:span text:style-name="T22">mSv/h</text:span></text:p>
          </table:table-cell>
          <table:table-cell table:style-name="t23.B3" office:value-type="string">
            <text:p text:style-name="P16">$23-02 <text:span text:style-name="T22">mSv/h</text:span></text:p>
          </table:table-cell>
        </table:table-row>
        <table:table-row table:style-name="t23.1">
          <table:table-cell table:style-name="t23.A3" office:value-type="string">
            <text:p text:style-name="P17">7 <text:span text:style-name="T22">mSv/h</text:span></text:p>
          </table:table-cell>
          <table:table-cell table:style-name="t23.B3" office:value-type="string">
            <text:p text:style-name="P16">$23-03 <text:span text:style-name="T22">mSv/h</text:span></text:p>
          </table:table-cell>
        </table:table-row>
        <table:table-row table:style-name="t23.1">
          <table:table-cell table:style-name="t23.A7" office:value-type="string">
            <text:p text:style-name="P17"><text:span text:style-name="T5">70</text:span> <text:span text:style-name="T22">mSv/h</text:span></text:p>
          </table:table-cell>
          <table:table-cell table:style-name="t23.B7" office:value-type="string">
            <text:p text:style-name="P16">$23-04 <text:span text:style-name="T22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ext:soft-page-break/>
        <table:table-row table:style-name="t24.1">
          <table:table-cell table:style-name="t24.A1" table:number-columns-spanned="2" office:value-type="string">
            <text:p text:style-name="P34"><text:span text:style-name="T36">PU-2 (</text:span><text:span text:style-name="T37">γ</text:span><text:span text:style-name="T36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7" text:anchor-type="as-char" svg:y="-0.1339in" svg:width="0.5429in" style:rel-width="scale" svg:height="0.1854in" style:rel-height="scale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t24.B2" office:value-type="string">
            <text:p text:style-name="P56">Calibration data,</text:p>
            <text:p text:style-name="P4"><draw:frame draw:style-name="fr2" draw:name="Объект8" text:anchor-type="as-char" svg:y="-0.152in" svg:width="0.4874in" style:rel-width="scale" svg:height="0.2043in" style:rel-height="scale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7"><text:span text:style-name="T5">7</text:span> <text:span text:style-name="T22">µSv/h</text:span></text:p>
          </table:table-cell>
          <table:table-cell table:style-name="t24.B3" office:value-type="string">
            <text:p text:style-name="P16">$24-00 <text:span text:style-name="T22">µSv/h</text:span></text:p>
          </table:table-cell>
        </table:table-row>
        <table:table-row table:style-name="t24.1">
          <table:table-cell table:style-name="t24.A3" office:value-type="string">
            <text:p text:style-name="P17">7<text:span text:style-name="T5">0</text:span> <text:span text:style-name="T22">µSv/h</text:span></text:p>
          </table:table-cell>
          <table:table-cell table:style-name="t24.B3" office:value-type="string">
            <text:p text:style-name="P16">$24-01 <text:span text:style-name="T22">µSv/h</text:span></text:p>
          </table:table-cell>
        </table:table-row>
        <table:table-row table:style-name="t24.1">
          <table:table-cell table:style-name="t24.A3" office:value-type="string">
            <text:p text:style-name="P17"><text:span text:style-name="T5">0,</text:span>7 <text:span text:style-name="T22">mSv/h</text:span></text:p>
          </table:table-cell>
          <table:table-cell table:style-name="t24.B3" office:value-type="string">
            <text:p text:style-name="P16">$24-02 <text:span text:style-name="T22">mSv/h</text:span></text:p>
          </table:table-cell>
        </table:table-row>
        <table:table-row table:style-name="t24.1">
          <table:table-cell table:style-name="t24.A3" office:value-type="string">
            <text:p text:style-name="P17">7 <text:span text:style-name="T22">mSv/h</text:span></text:p>
          </table:table-cell>
          <table:table-cell table:style-name="t24.B3" office:value-type="string">
            <text:p text:style-name="P16">$24-03 <text:span text:style-name="T22">mSv/h</text:span></text:p>
          </table:table-cell>
        </table:table-row>
        <table:table-row table:style-name="t24.1">
          <table:table-cell table:style-name="t24.A7" office:value-type="string">
            <text:p text:style-name="P17"><text:span text:style-name="T5">70</text:span> <text:span text:style-name="T22">mSv/h</text:span></text:p>
          </table:table-cell>
          <table:table-cell table:style-name="t24.B7" office:value-type="string">
            <text:p text:style-name="P16">$24-04 <text:span text:style-name="T22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4"><text:span text:style-name="T36">PU-4 (</text:span><text:span text:style-name="T37">γ</text:span><text:span text:style-name="T36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9" text:anchor-type="as-char" svg:y="-0.1339in" svg:width="0.5429in" style:rel-width="scale" svg:height="0.1854in" style:rel-height="scale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t18.B2" office:value-type="string">
            <text:p text:style-name="P56">Calibration data,</text:p>
            <text:p text:style-name="P4"><draw:frame draw:style-name="fr2" draw:name="Объект10" text:anchor-type="as-char" svg:y="-0.152in" svg:width="0.4874in" style:rel-width="scale" svg:height="0.2043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7">7 <text:span text:style-name="T22">µSv/h</text:span></text:p>
          </table:table-cell>
          <table:table-cell table:style-name="t18.B3" office:value-type="string">
            <text:p text:style-name="P48">$18-00 <text:span text:style-name="T22">µSv/h</text:span></text:p>
          </table:table-cell>
        </table:table-row>
        <table:table-row table:style-name="t18.1">
          <table:table-cell table:style-name="t18.A3" office:value-type="string">
            <text:p text:style-name="P17">7<text:span text:style-name="T5">0</text:span> <text:span text:style-name="T22">µSv/h</text:span></text:p>
          </table:table-cell>
          <table:table-cell table:style-name="t18.B3" office:value-type="string">
            <text:p text:style-name="P48">$18-01 <text:span text:style-name="T22">µSv/h</text:span></text:p>
          </table:table-cell>
        </table:table-row>
        <table:table-row table:style-name="t18.1">
          <table:table-cell table:style-name="t18.A3" office:value-type="string">
            <text:p text:style-name="P17"><text:span text:style-name="T5">0,</text:span>7 <text:span text:style-name="T22">mSv/h</text:span></text:p>
          </table:table-cell>
          <table:table-cell table:style-name="t18.B3" office:value-type="string">
            <text:p text:style-name="P48">$18-02 <text:span text:style-name="T22">mSv/h</text:span></text:p>
          </table:table-cell>
        </table:table-row>
        <table:table-row table:style-name="t18.1">
          <table:table-cell table:style-name="t18.A3" office:value-type="string">
            <text:p text:style-name="P17">7 <text:span text:style-name="T22">mSv/h</text:span></text:p>
          </table:table-cell>
          <table:table-cell table:style-name="t18.B3" office:value-type="string">
            <text:p text:style-name="P48">$18-03 <text:span text:style-name="T22">mSv/h</text:span></text:p>
          </table:table-cell>
        </table:table-row>
        <table:table-row table:style-name="t18.1">
          <table:table-cell table:style-name="t18.A7" office:value-type="string">
            <text:p text:style-name="P17"><text:span text:style-name="T5">70</text:span> <text:span text:style-name="T22">mSv/h</text:span></text:p>
          </table:table-cell>
          <table:table-cell table:style-name="t18.B7" office:value-type="string">
            <text:p text:style-name="P48">$18-0<text:span text:style-name="T5">4 </text:span><text:span text:style-name="T22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able:table-row table:style-name="t29.1">
          <table:table-cell table:style-name="t29.A1" table:number-columns-spanned="2" office:value-type="string">
            <text:p text:style-name="P34"><text:span text:style-name="T36">PU-5 (</text:span><text:span text:style-name="T37">γ</text:span><text:span text:style-name="T36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11" text:anchor-type="as-char" svg:y="-0.1339in" svg:width="0.5429in" style:rel-width="scale" svg:height="0.1854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t29.B2" office:value-type="string">
            <text:p text:style-name="P56">Calibration data,</text:p>
            <text:p text:style-name="P4"><draw:frame draw:style-name="fr2" draw:name="Объект12" text:anchor-type="as-char" svg:y="-0.152in" svg:width="0.4874in" style:rel-width="scale" svg:height="0.2043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7"><text:span text:style-name="T5">20</text:span> <text:span text:style-name="T22">µSv/h</text:span></text:p>
          </table:table-cell>
          <table:table-cell table:style-name="t29.B3" office:value-type="string">
            <text:p text:style-name="P16">$29-00 <text:span text:style-name="T22">µSv/h</text:span></text:p>
          </table:table-cell>
        </table:table-row>
        <table:table-row table:style-name="t29.1">
          <table:table-cell table:style-name="t29.A3" office:value-type="string">
            <text:p text:style-name="P17">7<text:span text:style-name="T5">0</text:span> <text:span text:style-name="T22">µSv/h</text:span></text:p>
          </table:table-cell>
          <table:table-cell table:style-name="t29.B3" office:value-type="string">
            <text:p text:style-name="P16">$29-01 <text:span text:style-name="T22">µSv/h</text:span></text:p>
          </table:table-cell>
        </table:table-row>
        <table:table-row table:style-name="t29.1">
          <table:table-cell table:style-name="t29.A3" office:value-type="string">
            <text:p text:style-name="P17"><text:span text:style-name="T5">0,</text:span>7 <text:span text:style-name="T22">mSv/h</text:span></text:p>
          </table:table-cell>
          <table:table-cell table:style-name="t29.B3" office:value-type="string">
            <text:p text:style-name="P16">$29-02 <text:span text:style-name="T22">mSv/h</text:span></text:p>
          </table:table-cell>
        </table:table-row>
        <table:table-row table:style-name="t29.1">
          <table:table-cell table:style-name="t29.A3" office:value-type="string">
            <text:p text:style-name="P17">7 <text:span text:style-name="T22">mSv/h</text:span></text:p>
          </table:table-cell>
          <table:table-cell table:style-name="t29.B3" office:value-type="string">
            <text:p text:style-name="P16">$29-03 <text:span text:style-name="T22">mSv/h</text:span></text:p>
          </table:table-cell>
        </table:table-row>
        <table:table-row table:style-name="t29.1">
          <table:table-cell table:style-name="t29.A7" office:value-type="string">
            <text:p text:style-name="P17"><text:span text:style-name="T5">70</text:span> <text:span text:style-name="T22">mSv/h</text:span></text:p>
          </table:table-cell>
          <table:table-cell table:style-name="t29.B7" office:value-type="string">
            <text:p text:style-name="P16">$29-04 <text:span text:style-name="T22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5"><text:span text:style-name="T29">BDKG-01 (</text:span><text:span text:style-name="T30">γ</text:span><text:span text:style-name="T29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13" text:anchor-type="as-char" svg:y="-0.1339in" svg:width="0.5429in" style:rel-width="scale" svg:height="0.1854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t1.B2" office:value-type="string">
            <text:p text:style-name="P56">Calibration data,</text:p>
            <text:p text:style-name="P4"><draw:frame draw:style-name="fr2" draw:name="Объект14" text:anchor-type="as-char" svg:y="-0.152in" svg:width="0.4874in" style:rel-width="scale" svg:height="0.2043in" style:rel-height="scale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7">0,7 µSv/h</text:p>
          </table:table-cell>
          <table:table-cell table:style-name="t1.B3" office:value-type="string">
            <text:p text:style-name="P16">$1-00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7 µSv/h</text:p>
          </table:table-cell>
          <table:table-cell table:style-name="t1.B3" office:value-type="string">
            <text:p text:style-name="P16">$1-01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70 µSv/h</text:p>
          </table:table-cell>
          <table:table-cell table:style-name="t1.B3" office:value-type="string">
            <text:p text:style-name="P16">$1-02 <text:span text:style-name="T22">µSv/h</text:span></text:p>
          </table:table-cell>
        </table:table-row>
        <table:table-row table:style-name="t1.1">
          <table:table-cell table:style-name="t1.A3" office:value-type="string">
            <text:p text:style-name="P17">0,7 mSv/h</text:p>
          </table:table-cell>
          <table:table-cell table:style-name="t1.B3" office:value-type="string">
            <text:p text:style-name="P16">$1-03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7,0 mSv/h</text:p>
          </table:table-cell>
          <table:table-cell table:style-name="t1.B3" office:value-type="string">
            <text:p text:style-name="P16">$1-04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70 mSv/h</text:p>
          </table:table-cell>
          <table:table-cell table:style-name="t1.B3" office:value-type="string">
            <text:p text:style-name="P16">$1-05 <text:span text:style-name="T22">mSv/h</text:span></text:p>
          </table:table-cell>
        </table:table-row>
        <table:table-row table:style-name="t1.1">
          <table:table-cell table:style-name="t1.A3" office:value-type="string">
            <text:p text:style-name="P17"><text:span text:style-name="T22">0,7</text:span> Sv/h</text:p>
          </table:table-cell>
          <table:table-cell table:style-name="t1.B3" office:value-type="string">
            <text:p text:style-name="P16">$1-06 <text:span text:style-name="T22">Sv/h</text:span></text:p>
          </table:table-cell>
        </table:table-row>
        <table:table-row table:style-name="t1.1">
          <table:table-cell table:style-name="t1.A10" office:value-type="string">
            <text:p text:style-name="P17">7 Sv/h</text:p>
          </table:table-cell>
          <table:table-cell table:style-name="t1.B10" office:value-type="string">
            <text:p text:style-name="P16">$1-07 <text:span text:style-name="T22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5"><text:span text:style-name="T29">BDKG-03 (</text:span><text:span text:style-name="T30">γ</text:span><text:span text:style-name="T29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16" text:anchor-type="as-char" svg:y="-0.1339in" svg:width="0.5429in" style:rel-width="scale" svg:height="0.1854in" style:rel-height="scale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t2.B2" office:value-type="string">
            <text:p text:style-name="P56">Calibration data,</text:p>
            <text:p text:style-name="P4"><draw:frame draw:style-name="fr2" draw:name="Объект17" text:anchor-type="as-char" svg:y="-0.152in" svg:width="0.4874in" style:rel-width="scale" svg:height="0.2043in" style:rel-height="scale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7"><text:span text:style-name="T5">0,07</text:span> µSv/h</text:p>
          </table:table-cell>
          <table:table-cell table:style-name="t2.B3" office:value-type="string">
            <text:p text:style-name="P16">$2-00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0,7 µSv/h</text:p>
          </table:table-cell>
          <table:table-cell table:style-name="t2.B3" office:value-type="string">
            <text:p text:style-name="P16">$2-01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7 µSv/h</text:p>
          </table:table-cell>
          <table:table-cell table:style-name="t2.B3" office:value-type="string">
            <text:p text:style-name="P16">$2-02 <text:span text:style-name="T22">µSv/h</text:span></text:p>
          </table:table-cell>
        </table:table-row>
        <table:table-row table:style-name="t2.1">
          <table:table-cell table:style-name="t2.A3" office:value-type="string">
            <text:p text:style-name="P17">70 µSv/h</text:p>
          </table:table-cell>
          <table:table-cell table:style-name="t2.B3" office:value-type="string">
            <text:p text:style-name="P16">$2-03 <text:span text:style-name="T22">µSv/h</text:span></text:p>
          </table:table-cell>
        </table:table-row>
        <table:table-row table:style-name="t2.1">
          <table:table-cell table:style-name="t2.A7" office:value-type="string">
            <text:p text:style-name="P17"><text:span text:style-name="T22">240</text:span> <text:span text:style-name="T22">µSv/h</text:span></text:p>
          </table:table-cell>
          <table:table-cell table:style-name="t2.B7" office:value-type="string">
            <text:p text:style-name="P16">$2-04 <text:span text:style-name="T22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ext:soft-page-break/>
        <table:table-row table:style-name="t3.1">
          <table:table-cell table:style-name="t3.A1" table:number-columns-spanned="2" office:value-type="string">
            <text:p text:style-name="P35"><text:span text:style-name="T29">BDKG-04 (</text:span><text:span text:style-name="T30">γ</text:span><text:span text:style-name="T29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18" text:anchor-type="as-char" svg:y="-0.1339in" svg:width="0.5429in" style:rel-width="scale" svg:height="0.1854in" style:rel-height="scale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3.B2" office:value-type="string">
            <text:p text:style-name="P56">Calibration data,</text:p>
            <text:p text:style-name="P4"><draw:frame draw:style-name="fr2" draw:name="Объект19" text:anchor-type="as-char" svg:y="-0.152in" svg:width="0.4874in" style:rel-width="scale" svg:height="0.2043in" style:rel-height="scale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7"><text:span text:style-name="T5">0,07</text:span> µSv/h</text:p>
          </table:table-cell>
          <table:table-cell table:style-name="t3.B3" office:value-type="string">
            <text:p text:style-name="P16">$3-00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0,7 µSv/h</text:p>
          </table:table-cell>
          <table:table-cell table:style-name="t3.B3" office:value-type="string">
            <text:p text:style-name="P16">$3-01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7 µSv/h</text:p>
          </table:table-cell>
          <table:table-cell table:style-name="t3.B3" office:value-type="string">
            <text:p text:style-name="P16">$3-02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70 µSv/h</text:p>
          </table:table-cell>
          <table:table-cell table:style-name="t3.B3" office:value-type="string">
            <text:p text:style-name="P16">$3-03 <text:span text:style-name="T22">µSv/h</text:span></text:p>
          </table:table-cell>
        </table:table-row>
        <table:table-row table:style-name="t3.1">
          <table:table-cell table:style-name="t3.A3" office:value-type="string">
            <text:p text:style-name="P17">0,7 mSv/h</text:p>
          </table:table-cell>
          <table:table-cell table:style-name="t3.B3" office:value-type="string">
            <text:p text:style-name="P16">$3-04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7,0 mSv/h</text:p>
          </table:table-cell>
          <table:table-cell table:style-name="t3.B3" office:value-type="string">
            <text:p text:style-name="P16">$3-05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70 mSv/h</text:p>
          </table:table-cell>
          <table:table-cell table:style-name="t3.B3" office:value-type="string">
            <text:p text:style-name="P16">$3-06 <text:span text:style-name="T22">mSv/h</text:span></text:p>
          </table:table-cell>
        </table:table-row>
        <table:table-row table:style-name="t3.1">
          <table:table-cell table:style-name="t3.A3" office:value-type="string">
            <text:p text:style-name="P17"><text:span text:style-name="T22">0,7</text:span> Sv/h</text:p>
          </table:table-cell>
          <table:table-cell table:style-name="t3.B3" office:value-type="string">
            <text:p text:style-name="P16">$3-07 <text:span text:style-name="T22">Sv/h</text:span></text:p>
          </table:table-cell>
        </table:table-row>
        <table:table-row table:style-name="t3.1">
          <table:table-cell table:style-name="t3.A11" office:value-type="string">
            <text:p text:style-name="P17">7 Sv/h</text:p>
          </table:table-cell>
          <table:table-cell table:style-name="t3.B11" office:value-type="string">
            <text:p text:style-name="P16">$3-08 <text:span text:style-name="T22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5"><text:span text:style-name="T29">BDKG-05 (</text:span><text:span text:style-name="T30">γ</text:span><text:span text:style-name="T29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0" text:anchor-type="as-char" svg:y="-0.1339in" svg:width="0.5429in" style:rel-width="scale" svg:height="0.1854in" style:rel-height="scale" draw:z-index="2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4.B2" office:value-type="string">
            <text:p text:style-name="P56">Calibration data,</text:p>
            <text:p text:style-name="P4"><draw:frame draw:style-name="fr2" draw:name="Объект21" text:anchor-type="as-char" svg:y="-0.152in" svg:width="0.4874in" style:rel-width="scale" svg:height="0.2043in" style:rel-height="scale" draw:z-index="3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7"><text:span text:style-name="T5">0,07</text:span> µSv/h</text:p>
          </table:table-cell>
          <table:table-cell table:style-name="t4.B3" office:value-type="string">
            <text:p text:style-name="P16">$4-00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0,7 µSv/h</text:p>
          </table:table-cell>
          <table:table-cell table:style-name="t4.B3" office:value-type="string">
            <text:p text:style-name="P16">$4-01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7 µSv/h</text:p>
          </table:table-cell>
          <table:table-cell table:style-name="t4.B3" office:value-type="string">
            <text:p text:style-name="P16">$4-02 <text:span text:style-name="T22">µSv/h</text:span></text:p>
          </table:table-cell>
        </table:table-row>
        <table:table-row table:style-name="t4.1">
          <table:table-cell table:style-name="t4.A3" office:value-type="string">
            <text:p text:style-name="P17">70 µSv/h</text:p>
          </table:table-cell>
          <table:table-cell table:style-name="t4.B3" office:value-type="string">
            <text:p text:style-name="P16">$4-03 <text:span text:style-name="T22">µSv/h</text:span></text:p>
          </table:table-cell>
        </table:table-row>
        <table:table-row table:style-name="t4.1">
          <table:table-cell table:style-name="t4.A7" office:value-type="string">
            <text:p text:style-name="P17">240 µSv/h</text:p>
          </table:table-cell>
          <table:table-cell table:style-name="t4.B7" office:value-type="string">
            <text:p text:style-name="P16">$4-04 <text:span text:style-name="T22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row table:style-name="t5.1">
          <table:table-cell table:style-name="t5.A1" table:number-columns-spanned="2" office:value-type="string">
            <text:p text:style-name="P35"><text:span text:style-name="T29">BDKG-11 (</text:span><text:span text:style-name="T30">γ</text:span><text:span text:style-name="T29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2" text:anchor-type="as-char" svg:y="-0.1339in" svg:width="0.5429in" style:rel-width="scale" svg:height="0.1854in" style:rel-height="scale" draw:z-index="3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5.B2" office:value-type="string">
            <text:p text:style-name="P56">Calibration data,</text:p>
            <text:p text:style-name="P4"><draw:frame draw:style-name="fr2" draw:name="Объект23" text:anchor-type="as-char" svg:y="-0.152in" svg:width="0.4874in" style:rel-width="scale" svg:height="0.2043in" style:rel-height="scale" draw:z-index="3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7"><text:span text:style-name="T5">0,07</text:span> µSv/h</text:p>
          </table:table-cell>
          <table:table-cell table:style-name="t5.B3" office:value-type="string">
            <text:p text:style-name="P16">$5-00 <text:span text:style-name="T22">µSv/h</text:span></text:p>
          </table:table-cell>
        </table:table-row>
        <table:table-row table:style-name="t5.1">
          <table:table-cell table:style-name="t5.A3" office:value-type="string">
            <text:p text:style-name="P17">0,7 µSv/h</text:p>
          </table:table-cell>
          <table:table-cell table:style-name="t5.B3" office:value-type="string">
            <text:p text:style-name="P16">$5-01 <text:span text:style-name="T22">µSv/h</text:span></text:p>
          </table:table-cell>
        </table:table-row>
        <table:table-row table:style-name="t5.1">
          <table:table-cell table:style-name="t5.A3" office:value-type="string">
            <text:p text:style-name="P17">7 µSv/h</text:p>
          </table:table-cell>
          <table:table-cell table:style-name="t5.B3" office:value-type="string">
            <text:p text:style-name="P16">$5-02 <text:span text:style-name="T22">µSv/h</text:span></text:p>
          </table:table-cell>
        </table:table-row>
        <table:table-row table:style-name="t5.1">
          <table:table-cell table:style-name="t5.A6" office:value-type="string">
            <text:p text:style-name="P17">70 µSv/h</text:p>
          </table:table-cell>
          <table:table-cell table:style-name="t5.B6" office:value-type="string">
            <text:p text:style-name="P16">$5-03 <text:span text:style-name="T22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5"><text:span text:style-name="T29">BDKG-17 (</text:span><text:span text:style-name="T30">γ</text:span><text:span text:style-name="T29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4" text:anchor-type="as-char" svg:y="-0.1339in" svg:width="0.5429in" style:rel-width="scale" svg:height="0.1854in" style:rel-height="scale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t6.B2" office:value-type="string">
            <text:p text:style-name="P56">Calibration data,</text:p>
            <text:p text:style-name="P4"><draw:frame draw:style-name="fr2" draw:name="Объект25" text:anchor-type="as-char" svg:y="-0.152in" svg:width="0.4874in" style:rel-width="scale" svg:height="0.2043in" style:rel-height="scale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7"><text:span text:style-name="T5">7,0</text:span> mSv/h</text:p>
          </table:table-cell>
          <table:table-cell table:style-name="t6.B3" office:value-type="string">
            <text:p text:style-name="P16">$6-00<text:span text:style-name="T22"> mSv/h</text:span></text:p>
          </table:table-cell>
        </table:table-row>
        <table:table-row table:style-name="t6.1">
          <table:table-cell table:style-name="t6.A3" office:value-type="string">
            <text:p text:style-name="P17">7<text:span text:style-name="T5">0</text:span> mSv/h</text:p>
          </table:table-cell>
          <table:table-cell table:style-name="t6.B3" office:value-type="string">
            <text:p text:style-name="P16">$6-01 <text:span text:style-name="T22">mSv/h</text:span></text:p>
          </table:table-cell>
        </table:table-row>
        <table:table-row table:style-name="t6.1">
          <table:table-cell table:style-name="t6.A3" office:value-type="string">
            <text:p text:style-name="P17"><text:span text:style-name="T5">0,</text:span>7 Sv/h</text:p>
          </table:table-cell>
          <table:table-cell table:style-name="t6.B3" office:value-type="string">
            <text:p text:style-name="P16">$6-02 <text:span text:style-name="T22">Sv/h</text:span></text:p>
          </table:table-cell>
        </table:table-row>
        <table:table-row table:style-name="t6.1">
          <table:table-cell table:style-name="t6.A3" office:value-type="string">
            <text:p text:style-name="P17">7 Sv/h</text:p>
          </table:table-cell>
          <table:table-cell table:style-name="t6.B3" office:value-type="string">
            <text:p text:style-name="P16">$6-03 <text:span text:style-name="T22">Sv/h</text:span></text:p>
          </table:table-cell>
        </table:table-row>
        <table:table-row table:style-name="t6.1">
          <table:table-cell table:style-name="t6.A7" office:value-type="string">
            <text:p text:style-name="P17"><text:span text:style-name="T5">40</text:span> Sv/h</text:p>
          </table:table-cell>
          <table:table-cell table:style-name="t6.B7" office:value-type="string">
            <text:p text:style-name="P16">$6-04 <text:span text:style-name="T22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5"><text:span text:style-name="T29">BDKG-24 (</text:span><text:span text:style-name="T30">γ</text:span><text:span text:style-name="T29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6" text:anchor-type="as-char" svg:y="-0.1339in" svg:width="0.5429in" style:rel-width="scale" svg:height="0.1854in" style:rel-height="scale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t7.B2" office:value-type="string">
            <text:p text:style-name="P56">Calibration data,</text:p>
            <text:p text:style-name="P4"><draw:frame draw:style-name="fr2" draw:name="Объект27" text:anchor-type="as-char" svg:y="-0.152in" svg:width="0.4874in" style:rel-width="scale" svg:height="0.2043in" style:rel-height="scale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7"><text:span text:style-name="T22">0,07</text:span> µSv/h</text:p>
          </table:table-cell>
          <table:table-cell table:style-name="t7.B3" office:value-type="string">
            <text:p text:style-name="P16">$7-00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0,7 µSv/h</text:p>
          </table:table-cell>
          <table:table-cell table:style-name="t7.B3" office:value-type="string">
            <text:p text:style-name="P16">$7-01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7 µSv/h</text:p>
          </table:table-cell>
          <table:table-cell table:style-name="t7.B3" office:value-type="string">
            <text:p text:style-name="P16">$7-02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70 µSv/h</text:p>
          </table:table-cell>
          <table:table-cell table:style-name="t7.B3" office:value-type="string">
            <text:p text:style-name="P16">$7-03 <text:span text:style-name="T22">µSv/h</text:span></text:p>
          </table:table-cell>
        </table:table-row>
        <table:table-row table:style-name="t7.1">
          <table:table-cell table:style-name="t7.A3" office:value-type="string">
            <text:p text:style-name="P17">0,7 mSv/h</text:p>
          </table:table-cell>
          <table:table-cell table:style-name="t7.B3" office:value-type="string">
            <text:p text:style-name="P16">$7-04 <text:span text:style-name="T22">mSv/h</text:span></text:p>
          </table:table-cell>
        </table:table-row>
        <table:table-row table:style-name="t7.1">
          <table:table-cell table:style-name="t7.A3" office:value-type="string">
            <text:p text:style-name="P17">7,0 mSv/h</text:p>
          </table:table-cell>
          <table:table-cell table:style-name="t7.B3" office:value-type="string">
            <text:p text:style-name="P16">$7-05 <text:span text:style-name="T22">mSv/h</text:span></text:p>
          </table:table-cell>
        </table:table-row>
        <table:table-row table:style-name="t7.1">
          <table:table-cell table:style-name="t7.A3" office:value-type="string">
            <text:p text:style-name="P17">70 mSv/h</text:p>
          </table:table-cell>
          <table:table-cell table:style-name="t7.B3" office:value-type="string">
            <text:p text:style-name="P16">$7-06 <text:span text:style-name="T22">mSv/h</text:span></text:p>
          </table:table-cell>
        </table:table-row>
        <table:table-row table:style-name="t7.1">
          <table:table-cell table:style-name="t7.A10" office:value-type="string">
            <text:p text:style-name="P17">0,7 Sv/h</text:p>
          </table:table-cell>
          <table:table-cell table:style-name="t7.B10" office:value-type="string">
            <text:p text:style-name="P16">$7-07 <text:span text:style-name="T22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ext:soft-page-break/>
        <table:table-row table:style-name="t8.1">
          <table:table-cell table:style-name="t8.A1" table:number-columns-spanned="2" office:value-type="string">
            <text:p text:style-name="P35"><text:span text:style-name="T29">BDKG-30 (</text:span><text:span text:style-name="T30">γ</text:span><text:span text:style-name="T29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7"><text:span text:style-name="T34">Air</text:span><text:span text:style-name="T35"> </text:span><text:span text:style-name="T34">kerma rate at check point,</text:span></text:p>
            <text:p text:style-name="P8"><draw:frame draw:style-name="fr2" draw:name="Объект30" text:anchor-type="as-char" svg:y="-0.1437in" svg:width="0.3252in" style:rel-width="scale" svg:height="0.1945in" style:rel-height="scale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t8.B2" office:value-type="string">
            <text:p text:style-name="P56">Calibration data,</text:p>
            <text:p text:style-name="P6"><draw:frame draw:style-name="fr2" draw:name="Объект15" text:anchor-type="as-char" svg:y="-0.1437in" svg:width="0.298in" style:rel-width="scale" svg:height="0.1937in" style:rel-height="scale" draw:z-index="3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7">0,<text:span text:style-name="T5">0</text:span><text:span text:style-name="T22">7</text:span> µ<text:span text:style-name="T5">Gy</text:span>/h</text:p>
          </table:table-cell>
          <table:table-cell table:style-name="t8.B3" office:value-type="string">
            <text:p text:style-name="P16">$8-00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<text:span text:style-name="T22">7</text:span> µ<text:span text:style-name="T5">Gy</text:span>/h</text:p>
          </table:table-cell>
          <table:table-cell table:style-name="t8.B3" office:value-type="string">
            <text:p text:style-name="P16">$8-01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 µ<text:span text:style-name="T5">Gy</text:span>/h</text:p>
          </table:table-cell>
          <table:table-cell table:style-name="t8.B3" office:value-type="string">
            <text:p text:style-name="P16">$8-02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0 µ<text:span text:style-name="T5">Gy</text:span>/h</text:p>
          </table:table-cell>
          <table:table-cell table:style-name="t8.B3" office:value-type="string">
            <text:p text:style-name="P16">$8-03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7 <text:span text:style-name="T5">mGy</text:span>/h</text:p>
          </table:table-cell>
          <table:table-cell table:style-name="t8.B3" office:value-type="string">
            <text:p text:style-name="P16">$8-04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,0 <text:span text:style-name="T5">mGy</text:span>/h</text:p>
          </table:table-cell>
          <table:table-cell table:style-name="t8.B3" office:value-type="string">
            <text:p text:style-name="P16">$8-05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0 <text:span text:style-name="T5">mGy</text:span>/h</text:p>
          </table:table-cell>
          <table:table-cell table:style-name="t8.B3" office:value-type="string">
            <text:p text:style-name="P16">$8-06 <text:span text:style-name="T5">mGy</text:span>/h</text:p>
          </table:table-cell>
        </table:table-row>
        <table:table-row table:style-name="t8.1">
          <table:table-cell table:style-name="t8.A10" office:value-type="string">
            <text:p text:style-name="P17">0,7 <text:span text:style-name="T5">Gy</text:span>/h</text:p>
          </table:table-cell>
          <table:table-cell table:style-name="t8.B10" office:value-type="string">
            <text:p text:style-name="P16">$8-07 <text:span text:style-name="T5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5"><text:span text:style-name="T29">BDKG-32 (</text:span><text:span text:style-name="T30">γ</text:span><text:span text:style-name="T29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28" text:anchor-type="as-char" svg:y="-0.1339in" svg:width="0.5429in" style:rel-width="scale" svg:height="0.1854in" style:rel-height="scale" draw:z-index="33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t9.B2" office:value-type="string">
            <text:p text:style-name="P56">Calibration data,</text:p>
            <text:p text:style-name="P4"><draw:frame draw:style-name="fr2" draw:name="Объект29" text:anchor-type="as-char" svg:y="-0.152in" svg:width="0.4874in" style:rel-width="scale" svg:height="0.2043in" style:rel-height="scale" draw:z-index="3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7"><text:span text:style-name="T22">0,07</text:span> µSv/h</text:p>
          </table:table-cell>
          <table:table-cell table:style-name="t9.B3" office:value-type="string">
            <text:p text:style-name="P16">$9-00 µSv/h</text:p>
          </table:table-cell>
        </table:table-row>
        <table:table-row table:style-name="t9.1">
          <table:table-cell table:style-name="t9.A3" office:value-type="string">
            <text:p text:style-name="P17">0,7 µSv/h</text:p>
          </table:table-cell>
          <table:table-cell table:style-name="t9.B3" office:value-type="string">
            <text:p text:style-name="P16">$9-01 µSv/h</text:p>
          </table:table-cell>
        </table:table-row>
        <table:table-row table:style-name="t9.1">
          <table:table-cell table:style-name="t9.A3" office:value-type="string">
            <text:p text:style-name="P17">7 µSv/h</text:p>
          </table:table-cell>
          <table:table-cell table:style-name="t9.B3" office:value-type="string">
            <text:p text:style-name="P16">$9-02 µSv/h</text:p>
          </table:table-cell>
        </table:table-row>
        <table:table-row table:style-name="t9.1">
          <table:table-cell table:style-name="t9.A3" office:value-type="string">
            <text:p text:style-name="P17">70 µSv/h</text:p>
          </table:table-cell>
          <table:table-cell table:style-name="t9.B3" office:value-type="string">
            <text:p text:style-name="P16">$9-03 µSv/h</text:p>
          </table:table-cell>
        </table:table-row>
        <table:table-row table:style-name="t9.1">
          <table:table-cell table:style-name="t9.A3" office:value-type="string">
            <text:p text:style-name="P17">0,7 mSv/h</text:p>
          </table:table-cell>
          <table:table-cell table:style-name="t9.B3" office:value-type="string">
            <text:p text:style-name="P16">$9-04 <text:span text:style-name="T22">mSv/h</text:span></text:p>
          </table:table-cell>
        </table:table-row>
        <table:table-row table:style-name="t9.1">
          <table:table-cell table:style-name="t9.A3" office:value-type="string">
            <text:p text:style-name="P17">7,0 mSv/h</text:p>
          </table:table-cell>
          <table:table-cell table:style-name="t9.B3" office:value-type="string">
            <text:p text:style-name="P16">$9-05 <text:span text:style-name="T22">mSv/h</text:span></text:p>
          </table:table-cell>
        </table:table-row>
        <table:table-row table:style-name="t9.1">
          <table:table-cell table:style-name="t9.A3" office:value-type="string">
            <text:p text:style-name="P17">70 mSv/h</text:p>
          </table:table-cell>
          <table:table-cell table:style-name="t9.B3" office:value-type="string">
            <text:p text:style-name="P16">$9-06 <text:span text:style-name="T22">mSv/h</text:span></text:p>
          </table:table-cell>
        </table:table-row>
        <table:table-row table:style-name="t9.1">
          <table:table-cell table:style-name="t9.A10" office:value-type="string">
            <text:p text:style-name="P17">0,<text:span text:style-name="T22">4</text:span> Sv/h</text:p>
          </table:table-cell>
          <table:table-cell table:style-name="t9.B10" office:value-type="string">
            <text:p text:style-name="P16">$9-07 <text:span text:style-name="T22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row table:style-name="t10.1">
          <table:table-cell table:style-name="t10.A1" table:number-columns-spanned="2" office:value-type="string">
            <text:p text:style-name="P37"><text:span text:style-name="T29">BDKN-01 (</text:span><text:span text:style-name="T27">n</text:span><text:span text:style-name="T29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22"><text:span text:style-name="T28">Flux density</text:span><text:span text:style-name="T34"> </text:span><text:span text:style-name="T28">at check point </text:span><text:span text:style-name="T26">φ</text:span><text:span text:style-name="T21">0i</text:span><text:span text:style-name="T34"> ,<text:line-break/></text:span><text:span text:style-name="T25">s</text:span><text:span text:style-name="T17">-1</text:span><text:span text:style-name="T34">⋅</text:span><text:span text:style-name="T25">cm</text:span><text:span text:style-name="T17">-2</text:span></text:p>
          </table:table-cell>
          <table:table-cell table:style-name="t10.B2" office:value-type="string">
            <text:p text:style-name="P56">Calibration data,</text:p>
            <text:p text:style-name="P23"><text:span text:style-name="T25">s</text:span><text:span text:style-name="T17">-1</text:span><text:span text:style-name="T28">⋅</text:span><text:span text:style-name="T25">cm</text:span><text:span text:style-name="T17">-2</text:span></text:p>
          </table:table-cell>
        </table:table-row>
        <table:table-row table:style-name="t10.1">
          <table:table-cell table:style-name="t10.A3" office:value-type="string">
            <text:p text:style-name="P18">B(R)=$10-br1</text:p>
            <text:p text:style-name="P15"><text:span text:style-name="T12">φ</text:span><text:span text:style-name="T21">0i</text:span><text:span text:style-name="T5">=$10-fi1</text:span></text:p>
          </table:table-cell>
          <table:table-cell table:style-name="t10.B3" office:value-type="string">
            <text:p text:style-name="P20">$<text:span text:style-name="T22">1</text:span>0-01</text:p>
          </table:table-cell>
        </table:table-row>
        <table:table-row table:style-name="t10.1">
          <table:table-cell table:style-name="t10.A3" office:value-type="string">
            <text:p text:style-name="P18">B(R)=$10-br2</text:p>
            <text:p text:style-name="P15"><text:span text:style-name="T12">φ</text:span><text:span text:style-name="T21">0i</text:span><text:span text:style-name="T5">=$10-fi2</text:span></text:p>
          </table:table-cell>
          <table:table-cell table:style-name="t10.B3" office:value-type="string">
            <text:p text:style-name="P20">$<text:span text:style-name="T22">1</text:span>0-02</text:p>
          </table:table-cell>
        </table:table-row>
        <table:table-row table:style-name="t10.1">
          <table:table-cell table:style-name="t10.A3" office:value-type="string">
            <text:p text:style-name="P60">B(R)=$10-br3</text:p>
            <text:p text:style-name="P58"><text:span text:style-name="T12">φ</text:span><text:span text:style-name="T21">0i</text:span><text:span text:style-name="T5">=$10-fi3</text:span></text:p>
          </table:table-cell>
          <table:table-cell table:style-name="t10.B3" office:value-type="string">
            <text:p text:style-name="P20">$<text:span text:style-name="T22">1</text:span>0-03</text:p>
          </table:table-cell>
        </table:table-row>
        <table:table-row table:style-name="t10.1">
          <table:table-cell table:style-name="t10.A6" office:value-type="string">
            <text:p text:style-name="P60">B(R)=$10-br4</text:p>
            <text:p text:style-name="P58"><text:span text:style-name="T12">φ</text:span><text:span text:style-name="T21">0i</text:span><text:span text:style-name="T5">=$10-fi4</text:span></text:p>
          </table:table-cell>
          <table:table-cell table:style-name="t10.B6" office:value-type="string">
            <text:p text:style-name="P20">$<text:span text:style-name="T22">1</text:span>0-0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7"><text:span text:style-name="T29">BDKN-03 (</text:span><text:span text:style-name="T27">n</text:span><text:span text:style-name="T29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50">Dose rate at check point,</text:p>
            <text:p text:style-name="P49"><text:span text:style-name="T39">Ḣ</text:span><text:span text:style-name="T43">oi</text:span><text:span text:style-name="T54">(10)</text:span></text:p>
          </table:table-cell>
          <table:table-cell table:style-name="t11.B2" office:value-type="string">
            <text:p text:style-name="P56">Calibration data,</text:p>
            <text:p text:style-name="P4"><draw:frame draw:style-name="fr2" draw:name="Объект36" text:anchor-type="as-char" svg:y="-0.152in" svg:width="0.4874in" style:rel-width="scale" svg:height="0.2043in" style:rel-height="scale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11.1">
          <table:table-cell table:style-name="t11.A3" office:value-type="string">
            <text:p text:style-name="P18">B(R)=$11-br1</text:p>
            <text:p text:style-name="P17"><text:span text:style-name="T40">H</text:span><text:span text:style-name="T47">*</text:span><text:span text:style-name="T44">oi</text:span><text:span text:style-name="T42">(10)</text:span><text:span text:style-name="T5">=$11-fi1</text:span></text:p>
          </table:table-cell>
          <table:table-cell table:style-name="t11.B3" office:value-type="string">
            <text:p text:style-name="P20">$<text:span text:style-name="T22">1</text:span>1-01</text:p>
          </table:table-cell>
        </table:table-row>
        <table:table-row table:style-name="t11.1">
          <table:table-cell table:style-name="t11.A3" office:value-type="string">
            <text:p text:style-name="P18">B(R)=$11-br2</text:p>
            <text:p text:style-name="P17"><text:span text:style-name="T40">H</text:span><text:span text:style-name="T47">*</text:span><text:span text:style-name="T44">oi</text:span><text:span text:style-name="T42">(10)</text:span><text:span text:style-name="T5">=$11-fi2</text:span></text:p>
          </table:table-cell>
          <table:table-cell table:style-name="t11.B3" office:value-type="string">
            <text:p text:style-name="P20">$<text:span text:style-name="T22">1</text:span>1-02</text:p>
          </table:table-cell>
        </table:table-row>
        <table:table-row table:style-name="t11.1">
          <table:table-cell table:style-name="t11.A3" office:value-type="string">
            <text:p text:style-name="P60">B(R)=$11-br3</text:p>
            <text:p text:style-name="P59"><text:span text:style-name="T40">H</text:span><text:span text:style-name="T47">*</text:span><text:span text:style-name="T44">oi</text:span><text:span text:style-name="T42">(10)</text:span><text:span text:style-name="T5">=$11-fi3</text:span></text:p>
          </table:table-cell>
          <table:table-cell table:style-name="t11.B3" office:value-type="string">
            <text:p text:style-name="P20">$<text:span text:style-name="T22">1</text:span>1-03</text:p>
          </table:table-cell>
        </table:table-row>
        <table:table-row table:style-name="t11.1">
          <table:table-cell table:style-name="t11.A6" office:value-type="string">
            <text:p text:style-name="P60">B(R)=$11-br4</text:p>
            <text:p text:style-name="P59"><text:span text:style-name="T40">H</text:span><text:span text:style-name="T47">*</text:span><text:span text:style-name="T44">oi</text:span><text:span text:style-name="T42">(10)</text:span><text:span text:style-name="T5">=$11-fi4</text:span></text:p>
          </table:table-cell>
          <table:table-cell table:style-name="t11.B6" office:value-type="string">
            <text:p text:style-name="P20">$<text:span text:style-name="T22">1</text:span>1-04</text:p>
          </table:table-cell>
        </table:table-row>
      </table:table>
      <table:table table:name="t28" table:style-name="t28">
        <table:table-column table:style-name="t28.A"/>
        <table:table-column table:style-name="t28.B"/>
        <text:soft-page-break/>
        <table:table-row table:style-name="t28.1">
          <table:table-cell table:style-name="t28.A1" table:number-columns-spanned="2" office:value-type="string">
            <text:p text:style-name="P38"><text:span text:style-name="T29">BDKN-06 (</text:span><text:span text:style-name="T27">n</text:span><text:span text:style-name="T29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49"><text:span text:style-name="T54">Dose rate at check point</text:span><text:span text:style-name="T41">,</text:span></text:p>
            <text:p text:style-name="P49"><text:span text:style-name="T39">Ḣ</text:span><text:span text:style-name="T43">oi</text:span><text:span text:style-name="T54">(10)</text:span></text:p>
          </table:table-cell>
          <table:table-cell table:style-name="t28.B2" office:value-type="string">
            <text:p text:style-name="P56">Calibration data,</text:p>
            <text:p text:style-name="P4"><draw:frame draw:style-name="fr2" draw:name="Объект38" text:anchor-type="as-char" svg:y="-0.152in" svg:width="0.4874in" style:rel-width="scale" svg:height="0.2043in" style:rel-height="scale" draw:z-index="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8">B(R)=$28-br1</text:p>
            <text:p text:style-name="P17"><text:span text:style-name="T40">H</text:span><text:span text:style-name="T47">*</text:span><text:span text:style-name="T44">oi</text:span><text:span text:style-name="T42">(10)</text:span><text:span text:style-name="T5">=$28-fi1</text:span></text:p>
          </table:table-cell>
          <table:table-cell table:style-name="t28.B3" office:value-type="string">
            <text:p text:style-name="P20">$28-01</text:p>
          </table:table-cell>
        </table:table-row>
        <table:table-row table:style-name="t28.1">
          <table:table-cell table:style-name="t28.A3" office:value-type="string">
            <text:p text:style-name="P18">B(R)=$28-br2</text:p>
            <text:p text:style-name="P17"><text:span text:style-name="T40">H</text:span><text:span text:style-name="T47">*</text:span><text:span text:style-name="T44">oi</text:span><text:span text:style-name="T42">(10)</text:span><text:span text:style-name="T5">=$28-fi2</text:span></text:p>
          </table:table-cell>
          <table:table-cell table:style-name="t28.B3" office:value-type="string">
            <text:p text:style-name="P20">$28-02</text:p>
          </table:table-cell>
        </table:table-row>
        <table:table-row table:style-name="t28.1">
          <table:table-cell table:style-name="t28.A3" office:value-type="string">
            <text:p text:style-name="P60">B(R)=$28-br3</text:p>
            <text:p text:style-name="P59"><text:span text:style-name="T40">H</text:span><text:span text:style-name="T47">*</text:span><text:span text:style-name="T44">oi</text:span><text:span text:style-name="T42">(10)</text:span><text:span text:style-name="T5">=$28-fi3</text:span></text:p>
          </table:table-cell>
          <table:table-cell table:style-name="t28.B3" office:value-type="string">
            <text:p text:style-name="P20">$28-03</text:p>
          </table:table-cell>
        </table:table-row>
        <table:table-row table:style-name="t28.1">
          <table:table-cell table:style-name="t28.A6" office:value-type="string">
            <text:p text:style-name="P60">B(R)=$28-br4</text:p>
            <text:p text:style-name="P59"><text:span text:style-name="T40">H</text:span><text:span text:style-name="T47">*</text:span><text:span text:style-name="T44">oi</text:span><text:span text:style-name="T42">(10)</text:span><text:span text:style-name="T5">=$28-fi4</text:span></text:p>
          </table:table-cell>
          <table:table-cell table:style-name="t28.B6" office:value-type="string">
            <text:p text:style-name="P20">$28-0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7"><text:span text:style-name="T29">BDKN-05 (</text:span><text:span text:style-name="T27">n</text:span><text:span text:style-name="T29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22"><text:span text:style-name="T28">Flux density</text:span><text:span text:style-name="T34"> </text:span><text:span text:style-name="T28">at check point </text:span><text:span text:style-name="T26">φ</text:span><text:span text:style-name="T21">0i</text:span><text:span text:style-name="T34"> ,<text:line-break/></text:span><text:span text:style-name="T25">s</text:span><text:span text:style-name="T17">-1</text:span><text:span text:style-name="T34">⋅</text:span><text:span text:style-name="T25">cm</text:span><text:span text:style-name="T17">-2</text:span></text:p>
          </table:table-cell>
          <table:table-cell table:style-name="t27.B2" office:value-type="string">
            <text:p text:style-name="P56">Calibration data,</text:p>
            <text:p text:style-name="P23"><text:span text:style-name="T25">s</text:span><text:span text:style-name="T17">-1</text:span><text:span text:style-name="T28">⋅</text:span><text:span text:style-name="T25">cm</text:span><text:span text:style-name="T17">-2</text:span></text:p>
          </table:table-cell>
        </table:table-row>
        <table:table-row table:style-name="t27.1">
          <table:table-cell table:style-name="t27.A3" office:value-type="string">
            <text:p text:style-name="P18">B(R)=$27-br1</text:p>
            <text:p text:style-name="P17"><text:span text:style-name="T12">φ</text:span><text:span text:style-name="T21">0i</text:span><text:span text:style-name="T5">=$27-fi1</text:span></text:p>
          </table:table-cell>
          <table:table-cell table:style-name="t27.B3" office:value-type="string">
            <text:p text:style-name="P20">$27-01</text:p>
          </table:table-cell>
        </table:table-row>
        <table:table-row table:style-name="t27.1">
          <table:table-cell table:style-name="t27.A3" office:value-type="string">
            <text:p text:style-name="P18">B(R)=$27-br2</text:p>
            <text:p text:style-name="P17"><text:span text:style-name="T12">φ</text:span><text:span text:style-name="T21">0i</text:span><text:span text:style-name="T5">=$27-fi2</text:span></text:p>
          </table:table-cell>
          <table:table-cell table:style-name="t27.B3" office:value-type="string">
            <text:p text:style-name="P20">$27-02</text:p>
          </table:table-cell>
        </table:table-row>
        <table:table-row table:style-name="t27.1">
          <table:table-cell table:style-name="t27.A3" office:value-type="string">
            <text:p text:style-name="P60">B(R)=$27-br3</text:p>
            <text:p text:style-name="P59"><text:span text:style-name="T12">φ</text:span><text:span text:style-name="T21">0i</text:span><text:span text:style-name="T5">=$27-fi3</text:span></text:p>
          </table:table-cell>
          <table:table-cell table:style-name="t27.B3" office:value-type="string">
            <text:p text:style-name="P20">$27-03</text:p>
          </table:table-cell>
        </table:table-row>
        <table:table-row table:style-name="t27.1">
          <table:table-cell table:style-name="t27.A6" office:value-type="string">
            <text:p text:style-name="P60">B(R)=$27-br4</text:p>
            <text:p text:style-name="P59"><text:span text:style-name="T12">φ</text:span><text:span text:style-name="T21">0i</text:span><text:span text:style-name="T5">=$27-fi4</text:span></text:p>
          </table:table-cell>
          <table:table-cell table:style-name="t27.B6" office:value-type="string">
            <text:p text:style-name="P20">$27-04</text:p>
          </table:table-cell>
        </table:table-row>
      </table:table>
      <table:table table:name="t12" table:style-name="t12">
        <table:table-column table:style-name="t12.A"/>
        <table:table-column table:style-name="t12.B"/>
        <table:table-row table:style-name="t12.1">
          <table:table-cell table:style-name="t12.A1" table:number-columns-spanned="2" office:value-type="string">
            <text:p text:style-name="P35"><text:span text:style-name="T29">BDPA-01 (</text:span><text:span text:style-name="T30">α</text:span><text:span text:style-name="T29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2.B2" office:value-type="string">
            <text:p text:style-name="P56">Calibration data,</text:p>
            <text:p text:style-name="P52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2.1">
          <table:table-cell table:style-name="t12.A3" office:value-type="string">
            <text:p text:style-name="P19">$12-90</text:p>
          </table:table-cell>
          <table:table-cell table:style-name="t12.B3" office:value-type="string">
            <text:p text:style-name="P16">$12-00</text:p>
          </table:table-cell>
        </table:table-row>
        <table:table-row table:style-name="t12.1">
          <table:table-cell table:style-name="t12.A3" office:value-type="string">
            <text:p text:style-name="P19">$12-91</text:p>
          </table:table-cell>
          <table:table-cell table:style-name="t12.B3" office:value-type="string">
            <text:p text:style-name="P16">$12-01</text:p>
          </table:table-cell>
        </table:table-row>
        <table:table-row table:style-name="t12.1">
          <table:table-cell table:style-name="t12.A3" office:value-type="string">
            <text:p text:style-name="P19">$12-92</text:p>
          </table:table-cell>
          <table:table-cell table:style-name="t12.B3" office:value-type="string">
            <text:p text:style-name="P16">$12-02</text:p>
          </table:table-cell>
        </table:table-row>
        <table:table-row table:style-name="t12.1">
          <table:table-cell table:style-name="t12.A6" office:value-type="string">
            <text:p text:style-name="P19">$12-93</text:p>
          </table:table-cell>
          <table:table-cell table:style-name="t12.B6" office:value-type="string">
            <text:p text:style-name="P16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5"><text:span text:style-name="T29">BDPA-02 (</text:span><text:span text:style-name="T30">α</text:span><text:span text:style-name="T29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3.B2" office:value-type="string">
            <text:p text:style-name="P56">Calibration data,</text:p>
            <text:p text:style-name="P52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3.1">
          <table:table-cell table:style-name="t13.A3" office:value-type="string">
            <text:p text:style-name="P19">$13-90</text:p>
          </table:table-cell>
          <table:table-cell table:style-name="t13.B3" office:value-type="string">
            <text:p text:style-name="P16">$13-00</text:p>
          </table:table-cell>
        </table:table-row>
        <table:table-row table:style-name="t13.1">
          <table:table-cell table:style-name="t13.A3" office:value-type="string">
            <text:p text:style-name="P16">$13-<text:span text:style-name="T5">9</text:span>1</text:p>
          </table:table-cell>
          <table:table-cell table:style-name="t13.B3" office:value-type="string">
            <text:p text:style-name="P16">$13-01</text:p>
          </table:table-cell>
        </table:table-row>
        <table:table-row table:style-name="t13.1">
          <table:table-cell table:style-name="t13.A3" office:value-type="string">
            <text:p text:style-name="P19">$13-92</text:p>
          </table:table-cell>
          <table:table-cell table:style-name="t13.B3" office:value-type="string">
            <text:p text:style-name="P16">$13-02</text:p>
          </table:table-cell>
        </table:table-row>
        <table:table-row table:style-name="t13.1">
          <table:table-cell table:style-name="t13.A6" office:value-type="string">
            <text:p text:style-name="P19">$13-93</text:p>
          </table:table-cell>
          <table:table-cell table:style-name="t13.B6" office:value-type="string">
            <text:p text:style-name="P16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5"><text:span text:style-name="T29">BDPA-03 (</text:span><text:span text:style-name="T30">α</text:span><text:span text:style-name="T29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5.B2" office:value-type="string">
            <text:p text:style-name="P56">Calibration data,</text:p>
            <text:p text:style-name="P52"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5.1">
          <table:table-cell table:style-name="t25.A3" office:value-type="string">
            <text:p text:style-name="P19">$25-90</text:p>
          </table:table-cell>
          <table:table-cell table:style-name="t25.B3" office:value-type="string">
            <text:p text:style-name="P16">$25-00</text:p>
          </table:table-cell>
        </table:table-row>
        <table:table-row table:style-name="t25.1">
          <table:table-cell table:style-name="t25.A3" office:value-type="string">
            <text:p text:style-name="P16">$25-<text:span text:style-name="T5">9</text:span>1</text:p>
          </table:table-cell>
          <table:table-cell table:style-name="t25.B3" office:value-type="string">
            <text:p text:style-name="P16">$25-01</text:p>
          </table:table-cell>
        </table:table-row>
        <table:table-row table:style-name="t25.1">
          <table:table-cell table:style-name="t25.A3" office:value-type="string">
            <text:p text:style-name="P19">$25-92</text:p>
          </table:table-cell>
          <table:table-cell table:style-name="t25.B3" office:value-type="string">
            <text:p text:style-name="P16">$25-02</text:p>
          </table:table-cell>
        </table:table-row>
        <table:table-row table:style-name="t25.1">
          <table:table-cell table:style-name="t25.A6" office:value-type="string">
            <text:p text:style-name="P19">$25-93</text:p>
          </table:table-cell>
          <table:table-cell table:style-name="t25.B6" office:value-type="string">
            <text:p text:style-name="P16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6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4.B2" office:value-type="string">
            <text:p text:style-name="P56">Calibration data,</text:p>
            <text:p text:style-name="P52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0</text:p>
          </table:table-cell>
          <table:table-cell table:style-name="t14.B3" office:value-type="string">
            <text:p text:style-name="P16">$14-00</text:p>
          </table:table-cell>
        </table:table-row>
        <table:table-row table:style-name="t14.1">
          <table:table-cell table:style-name="t14.A3" office:value-type="string">
            <text:p text:style-name="P19">$14-91</text:p>
          </table:table-cell>
          <table:table-cell table:style-name="t14.B3" office:value-type="string">
            <text:p text:style-name="P16">$14-01</text:p>
          </table:table-cell>
        </table:table-row>
        <table:table-row table:style-name="t14.1">
          <table:table-cell table:style-name="t14.A3" office:value-type="string">
            <text:p text:style-name="P19">$14-92</text:p>
          </table:table-cell>
          <table:table-cell table:style-name="t14.B3" office:value-type="string">
            <text:p text:style-name="P16">$14-02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3</text:p>
          </table:table-cell>
          <table:table-cell table:style-name="t14.B3" office:value-type="string">
            <text:p text:style-name="P16">$14-03</text:p>
          </table:table-cell>
        </table:table-row>
        <table:table-row table:style-name="t14.1">
          <table:table-cell table:style-name="t14.A7" office:value-type="string">
            <text:p text:style-name="P16">$14-<text:span text:style-name="T5">9</text:span>4</text:p>
          </table:table-cell>
          <table:table-cell table:style-name="t14.B7" office:value-type="string">
            <text:p text:style-name="P16">$14-04</text:p>
          </table:table-cell>
        </table:table-row>
      </table:table>
      <table:table table:name="t15" table:style-name="t15">
        <table:table-column table:style-name="t15.A"/>
        <table:table-column table:style-name="t15.B"/>
        <table:table-row table:style-name="t15.1">
          <table:table-cell table:style-name="t15.A1" table:number-columns-spanned="2" office:value-type="string">
            <text:p text:style-name="P36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15.B2" office:value-type="string">
            <text:p text:style-name="P56">Calibration data,</text:p>
            <text:p text:style-name="P52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15.1">
          <table:table-cell table:style-name="t15.A3" office:value-type="string">
            <text:p text:style-name="P16">$15-<text:span text:style-name="T5">9</text:span>0</text:p>
          </table:table-cell>
          <table:table-cell table:style-name="t15.B3" office:value-type="string">
            <text:p text:style-name="P16">$15-00</text:p>
          </table:table-cell>
        </table:table-row>
        <table:table-row table:style-name="t15.1">
          <table:table-cell table:style-name="t15.A3" office:value-type="string">
            <text:p text:style-name="P19">$15-91</text:p>
          </table:table-cell>
          <table:table-cell table:style-name="t15.B3" office:value-type="string">
            <text:p text:style-name="P16">$15-01</text:p>
          </table:table-cell>
        </table:table-row>
        <table:table-row table:style-name="t15.1">
          <table:table-cell table:style-name="t15.A3" office:value-type="string">
            <text:p text:style-name="P19">$15-92</text:p>
          </table:table-cell>
          <table:table-cell table:style-name="t15.B3" office:value-type="string">
            <text:p text:style-name="P16">$15-02</text:p>
          </table:table-cell>
        </table:table-row>
        <table:table-row table:style-name="t15.1">
          <table:table-cell table:style-name="t15.A3" office:value-type="string">
            <text:p text:style-name="P19">$15-93</text:p>
          </table:table-cell>
          <table:table-cell table:style-name="t15.B3" office:value-type="string">
            <text:p text:style-name="P16">$15-03</text:p>
          </table:table-cell>
        </table:table-row>
        <table:table-row table:style-name="t15.1">
          <table:table-cell table:style-name="t15.A7" office:value-type="string">
            <text:p text:style-name="P19">$15-94</text:p>
          </table:table-cell>
          <table:table-cell table:style-name="t15.B7" office:value-type="string">
            <text:p text:style-name="P16">$15-04</text:p>
          </table:table-cell>
        </table:table-row>
      </table:table>
      <table:table table:name="t26" table:style-name="t26">
        <table:table-column table:style-name="t26.A"/>
        <table:table-column table:style-name="t26.B"/>
        <text:soft-page-break/>
        <table:table-row table:style-name="t26.1">
          <table:table-cell table:style-name="t26.A1" table:number-columns-spanned="2" office:value-type="string">
            <text:p text:style-name="P36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6.B2" office:value-type="string">
            <text:p text:style-name="P56">Calibration data,</text:p>
            <text:p text:style-name="P52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6.1">
          <table:table-cell table:style-name="t26.A3" office:value-type="string">
            <text:p text:style-name="P16">$26-<text:span text:style-name="T5">9</text:span>0</text:p>
          </table:table-cell>
          <table:table-cell table:style-name="t26.B3" office:value-type="string">
            <text:p text:style-name="P16">$26-00</text:p>
          </table:table-cell>
        </table:table-row>
        <table:table-row table:style-name="t26.1">
          <table:table-cell table:style-name="t26.A3" office:value-type="string">
            <text:p text:style-name="P19">$26-91</text:p>
          </table:table-cell>
          <table:table-cell table:style-name="t26.B3" office:value-type="string">
            <text:p text:style-name="P16">$26-01</text:p>
          </table:table-cell>
        </table:table-row>
        <table:table-row table:style-name="t26.1">
          <table:table-cell table:style-name="t26.A3" office:value-type="string">
            <text:p text:style-name="P19">$26-92</text:p>
          </table:table-cell>
          <table:table-cell table:style-name="t26.B3" office:value-type="string">
            <text:p text:style-name="P16">$26-02</text:p>
          </table:table-cell>
        </table:table-row>
        <table:table-row table:style-name="t26.1">
          <table:table-cell table:style-name="t26.A3" office:value-type="string">
            <text:p text:style-name="P19">$26-93</text:p>
          </table:table-cell>
          <table:table-cell table:style-name="t26.B3" office:value-type="string">
            <text:p text:style-name="P16">$26-03</text:p>
          </table:table-cell>
        </table:table-row>
        <table:table-row table:style-name="t26.1">
          <table:table-cell table:style-name="t26.A7" office:value-type="string">
            <text:p text:style-name="P19">$26-94</text:p>
          </table:table-cell>
          <table:table-cell table:style-name="t26.B7" office:value-type="string">
            <text:p text:style-name="P16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5"><text:span text:style-name="T29">BDKR-01 (</text:span><text:span text:style-name="T30">γ</text:span><text:span text:style-name="T29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53" text:anchor-type="as-char" svg:y="-0.1335in" svg:width="0.6571in" style:rel-width="scale" svg:height="0.1839in" style:rel-height="scale" draw:z-index="16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19.B2" office:value-type="string">
            <text:p text:style-name="P56">Calibration data,</text:p>
            <text:p text:style-name="P4"><draw:frame draw:style-name="fr2" draw:name="Объект54" text:anchor-type="as-char" svg:y="-0.1516in" svg:width="0.602in" style:rel-width="scale" svg:height="0.202in" style:rel-height="scale" draw:z-index="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7"><text:span text:style-name="T5">0,07</text:span> µSv/h</text:p>
          </table:table-cell>
          <table:table-cell table:style-name="t19.B3" office:value-type="string">
            <text:p text:style-name="P16">$19-00 µSv/h</text:p>
          </table:table-cell>
        </table:table-row>
        <table:table-row table:style-name="t19.1">
          <table:table-cell table:style-name="t19.A3" office:value-type="string">
            <text:p text:style-name="P17">0,7 µSv/h</text:p>
          </table:table-cell>
          <table:table-cell table:style-name="t19.B3" office:value-type="string">
            <text:p text:style-name="P16">$19-01 µSv/h</text:p>
          </table:table-cell>
        </table:table-row>
        <table:table-row table:style-name="t19.1">
          <table:table-cell table:style-name="t19.A3" office:value-type="string">
            <text:p text:style-name="P17">7 µSv/h</text:p>
          </table:table-cell>
          <table:table-cell table:style-name="t19.B3" office:value-type="string">
            <text:p text:style-name="P16">$19-02 µSv/h</text:p>
          </table:table-cell>
        </table:table-row>
        <table:table-row table:style-name="t19.1">
          <table:table-cell table:style-name="t19.A6" office:value-type="string">
            <text:p text:style-name="P17">70 µSv/h</text:p>
          </table:table-cell>
          <table:table-cell table:style-name="t19.B6" office:value-type="string">
            <text:p text:style-name="P16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5"><text:span text:style-name="T29">BDPS-02 (</text:span><text:span text:style-name="T30">α</text:span><text:span text:style-name="T29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0.B2" office:value-type="string">
            <text:p text:style-name="P56">Calibration data,</text:p>
            <text:p text:style-name="P52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0.1">
          <table:table-cell table:style-name="t20.A3" office:value-type="string">
            <text:p text:style-name="P19">$20-90</text:p>
          </table:table-cell>
          <table:table-cell table:style-name="t20.B3" office:value-type="string">
            <text:p text:style-name="P16">$20-00</text:p>
          </table:table-cell>
        </table:table-row>
        <table:table-row table:style-name="t20.1">
          <table:table-cell table:style-name="t20.A3" office:value-type="string">
            <text:p text:style-name="P19">$20-91</text:p>
          </table:table-cell>
          <table:table-cell table:style-name="t20.B3" office:value-type="string">
            <text:p text:style-name="P16">$20-01</text:p>
          </table:table-cell>
        </table:table-row>
        <table:table-row table:style-name="t20.1">
          <table:table-cell table:style-name="t20.A3" office:value-type="string">
            <text:p text:style-name="P19">$20-92</text:p>
          </table:table-cell>
          <table:table-cell table:style-name="t20.B3" office:value-type="string">
            <text:p text:style-name="P16">$20-02</text:p>
          </table:table-cell>
        </table:table-row>
        <table:table-row table:style-name="t20.1">
          <table:table-cell table:style-name="t20.A3" office:value-type="string">
            <text:p text:style-name="P19">$20-93</text:p>
          </table:table-cell>
          <table:table-cell table:style-name="t20.B3" office:value-type="string">
            <text:p text:style-name="P16">$20-03</text:p>
          </table:table-cell>
        </table:table-row>
        <table:table-row table:style-name="t20.1">
          <table:table-cell table:style-name="t20.A7" office:value-type="string">
            <text:p text:style-name="P19">$20-94</text:p>
          </table:table-cell>
          <table:table-cell table:style-name="t20.B7" office:value-type="string">
            <text:p text:style-name="P16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6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53"><text:span text:style-name="T5">Flux density in test point</text:span> <text:span text:style-name="T56">φ</text:span><text:span text:style-name="T19">0</text:span><text:span text:style-name="T20">i</text:span>,</text:p>
            <text:p text:style-name="P51"><text:span text:style-name="T34"><text:s/></text:span><text:span text:style-name="T25">min</text:span><text:span text:style-name="T17">-1</text:span><text:span text:style-name="T34">·</text:span><text:span text:style-name="T25">cm</text:span><text:span text:style-name="T17">-2</text:span></text:p>
          </table:table-cell>
          <table:table-cell table:style-name="t21.B2" office:value-type="string">
            <text:p text:style-name="P56">Calibration data,</text:p>
            <text:p text:style-name="P52"><text:span text:style-name="T28"><text:s/></text:span><text:span text:style-name="T25">min</text:span><text:span text:style-name="T17">-1</text:span><text:span text:style-name="T28">·</text:span><text:span text:style-name="T25">cm</text:span><text:span text:style-name="T17">-2</text:span></text:p>
          </table:table-cell>
        </table:table-row>
        <table:table-row table:style-name="t21.1">
          <table:table-cell table:style-name="t21.A3" office:value-type="string">
            <text:p text:style-name="P16">$21-<text:span text:style-name="T5">9</text:span>0</text:p>
          </table:table-cell>
          <table:table-cell table:style-name="t21.B3" office:value-type="string">
            <text:p text:style-name="P16">$21-00</text:p>
          </table:table-cell>
        </table:table-row>
        <table:table-row table:style-name="t21.1">
          <table:table-cell table:style-name="t21.A3" office:value-type="string">
            <text:p text:style-name="P19">$21-91</text:p>
          </table:table-cell>
          <table:table-cell table:style-name="t21.B3" office:value-type="string">
            <text:p text:style-name="P16">$21-01</text:p>
          </table:table-cell>
        </table:table-row>
        <table:table-row table:style-name="t21.1">
          <table:table-cell table:style-name="t21.A3" office:value-type="string">
            <text:p text:style-name="P19">$21-92</text:p>
          </table:table-cell>
          <table:table-cell table:style-name="t21.B3" office:value-type="string">
            <text:p text:style-name="P16">$21-02</text:p>
          </table:table-cell>
        </table:table-row>
        <table:table-row table:style-name="t21.1">
          <table:table-cell table:style-name="t21.A3" office:value-type="string">
            <text:p text:style-name="P19">$21-93</text:p>
          </table:table-cell>
          <table:table-cell table:style-name="t21.B3" office:value-type="string">
            <text:p text:style-name="P16">$21-03</text:p>
          </table:table-cell>
        </table:table-row>
        <table:table-row table:style-name="t21.1">
          <table:table-cell table:style-name="t21.A7" office:value-type="string">
            <text:p text:style-name="P19">$21-94</text:p>
          </table:table-cell>
          <table:table-cell table:style-name="t21.B7" office:value-type="string">
            <text:p text:style-name="P16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5"><text:span text:style-name="T29">BDPS-02 (</text:span><text:span text:style-name="T30">γ</text:span><text:span text:style-name="T29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55"><text:span text:style-name="T4">Dose rate at check point</text:span><text:span text:style-name="T5">,</text:span></text:p>
            <text:p text:style-name="P57"><draw:frame draw:style-name="fr2" draw:name="Объект59" text:anchor-type="as-char" svg:y="-0.1339in" svg:width="0.5429in" style:rel-width="scale" svg:height="0.1854in" style:rel-height="scale" draw:z-index="13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22.B2" office:value-type="string">
            <text:p text:style-name="P56">Calibration data,</text:p>
            <text:p text:style-name="P4"><draw:frame draw:style-name="fr2" draw:name="Объект60" text:anchor-type="as-char" svg:y="-0.152in" svg:width="0.4874in" style:rel-width="scale" svg:height="0.2043in" style:rel-height="scale" draw:z-index="4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7">0,7 µSv/h</text:p>
          </table:table-cell>
          <table:table-cell table:style-name="t22.B3" office:value-type="string">
            <text:p text:style-name="P16">$22-00 µSv/h</text:p>
          </table:table-cell>
        </table:table-row>
        <table:table-row table:style-name="t22.1">
          <table:table-cell table:style-name="t22.A3" office:value-type="string">
            <text:p text:style-name="P17">7 µSv/h</text:p>
          </table:table-cell>
          <table:table-cell table:style-name="t22.B3" office:value-type="string">
            <text:p text:style-name="P16">$22-01 µSv/h</text:p>
          </table:table-cell>
        </table:table-row>
        <table:table-row table:style-name="t22.1">
          <table:table-cell table:style-name="t22.A3" office:value-type="string">
            <text:p text:style-name="P17">70 µSv/h</text:p>
          </table:table-cell>
          <table:table-cell table:style-name="t22.B3" office:value-type="string">
            <text:p text:style-name="P16">$22-02 µSv/h</text:p>
          </table:table-cell>
        </table:table-row>
        <table:table-row table:style-name="t22.1">
          <table:table-cell table:style-name="t22.A3" office:value-type="string">
            <text:p text:style-name="P17">0,7 mSv/h</text:p>
          </table:table-cell>
          <table:table-cell table:style-name="t22.B3" office:value-type="string">
            <text:p text:style-name="P16">$22-03 <text:span text:style-name="T22">mSv/h</text:span></text:p>
          </table:table-cell>
        </table:table-row>
        <table:table-row table:style-name="t22.1">
          <table:table-cell table:style-name="t22.A3" office:value-type="string">
            <text:p text:style-name="P17">7,0 mSv/h</text:p>
          </table:table-cell>
          <table:table-cell table:style-name="t22.B3" office:value-type="string">
            <text:p text:style-name="P16">$22-04 <text:span text:style-name="T22">mSv/h</text:span></text:p>
          </table:table-cell>
        </table:table-row>
        <table:table-row table:style-name="t22.1">
          <table:table-cell table:style-name="t22.A8" office:value-type="string">
            <text:p text:style-name="P17">20 mSv/h</text:p>
          </table:table-cell>
          <table:table-cell table:style-name="t22.B8" office:value-type="string">
            <text:p text:style-name="P16">$22-05 <text:span text:style-name="T22">mSv/h</text:span></text:p>
          </table:table-cell>
        </table:table-row>
      </table:table>
      <text:p text:style-name="P54"/>
      <text:p text:style-name="P41">$eng_certificate_text$.</text:p>
      <text:p text:style-name="P41"><text:soft-page-break/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20T10:47:29.19</dc:date>
    <meta:print-date>2019-04-03T15:18:00</meta:print-date>
    <meta:editing-cycles>234</meta:editing-cycles>
    <meta:editing-duration>PT19H2M40S</meta:editing-duration>
    <meta:generator>OpenOffice/4.1.6$Win32 OpenOffice.org_project/416m1$Build-9790</meta:generator>
    <meta:document-statistic meta:table-count="98" meta:image-count="1" meta:object-count="36" meta:page-count="8" meta:paragraph-count="560" meta:word-count="1252" meta:character-count="711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sup>
        <mrow>
          <mover accent="true">
            <mrow>
              <mi mathvariant="italic">Ka</mi>
            </mrow>
            <mo stretchy="false">˙</mo>
          </mover>
        </mrow>
        <mrow>
          <mn>0i</mn>
        </mrow>
        <mrow>
          <mtext>*</mtext>
        </mrow>
      </msubsup>
    </mrow>
    <annotation encoding="StarMath 5.0">{dot {Ka}} rsub {0i} rsup {"*"}</annotation>
  </semantics>
</math>
</file>

<file path=Object 3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5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5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

<file path=Object 5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6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